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02in"/>
    </style:style>
    <style:style style:name="co2" style:family="table-column">
      <style:table-column-properties fo:break-before="auto" style:column-width="1.5547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598in"/>
    </style:style>
    <style:style style:name="co7" style:family="table-column">
      <style:table-column-properties fo:break-before="auto" style:column-width="1.3492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2.1783in"/>
    </style:style>
    <style:style style:name="co10" style:family="table-column">
      <style:table-column-properties fo:break-before="auto" style:column-width="1.4264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2.089in"/>
    </style:style>
    <style:style style:name="co13" style:family="table-column">
      <style:table-column-properties fo:break-before="auto" style:column-width="1.4972in"/>
    </style:style>
    <style:style style:name="co14" style:family="table-column">
      <style:table-column-properties fo:break-before="auto" style:column-width="1.3689in"/>
    </style:style>
    <style:style style:name="co15" style:family="table-column">
      <style:table-column-properties fo:break-before="auto" style:column-width="2.0437in"/>
    </style:style>
    <style:style style:name="co16" style:family="table-column">
      <style:table-column-properties fo:break-before="auto" style:column-width="1.7028in"/>
    </style:style>
    <style:style style:name="co17" style:family="table-column">
      <style:table-column-properties fo:break-before="auto" style:column-width="0.1346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1.4201in"/>
    </style:style>
    <style:style style:name="co20" style:family="table-column">
      <style:table-column-properties fo:break-before="auto" style:column-width="1.4335in"/>
    </style:style>
    <style:style style:name="co21" style:family="table-column">
      <style:table-column-properties fo:break-before="auto" style:column-width="2.05in"/>
    </style:style>
    <style:style style:name="co22" style:family="table-column">
      <style:table-column-properties fo:break-before="auto" style:column-width="1.9728in"/>
    </style:style>
    <style:style style:name="co23" style:family="table-column">
      <style:table-column-properties fo:break-before="auto" style:column-width="1.9346in"/>
    </style:style>
    <style:style style:name="co24" style:family="table-column">
      <style:table-column-properties fo:break-before="auto" style:column-width="0.4626in"/>
    </style:style>
    <style:style style:name="co25" style:family="table-column">
      <style:table-column-properties fo:break-before="auto" style:column-width="0.0638in"/>
    </style:style>
    <style:style style:name="co26" style:family="table-column">
      <style:table-column-properties fo:break-before="auto" style:column-width="0.0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e8cb"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0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ackground-color="#dedce6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dedce6" style:text-align-source="fix" style:repeat-content="false"/>
      <style:paragraph-properties fo:text-align="end" fo:margin-left="0in"/>
    </style:style>
    <style:style style:name="ce38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d7d7"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dde8cb"/>
    </style:style>
    <style:style style:name="ce40" style:family="table-cell" style:parent-style-name="Default">
      <style:table-cell-properties fo:background-color="#dedce6"/>
    </style:style>
    <style:style style:name="ce43" style:family="table-cell" style:parent-style-name="Default">
      <style:table-cell-properties fo:background-color="#dde8cb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5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2a6099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30"/>
        <table:table-column table:style-name="co1" table:default-cell-style-name="Default"/>
        <table:table-column table:style-name="co2" table:default-cell-style-name="ce27"/>
        <table:table-column table:style-name="co3" table:default-cell-style-name="ce27"/>
        <table:table-column table:style-name="co4" table:default-cell-style-name="ce30"/>
        <table:table-column table:style-name="co5" table:number-columns-repeated="1016" table:default-cell-style-name="Default"/>
        <table:table-row table:style-name="ro1">
          <table:table-cell table:style-name="ce22" office:value-type="string" calcext:value-type="string">
            <text:p>ResNet18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18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 table:style-name="ce26" office:value-type="float" office:value="0.08368" calcext:value-type="float">
            <text:p>0.08368</text:p>
          </table:table-cell>
          <table:table-cell office:value-type="float" office:value="0.13404" calcext:value-type="float">
            <text:p>0.13404</text:p>
          </table:table-cell>
          <table:table-cell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office:value-type="float" office:value="0.08616" calcext:value-type="float">
            <text:p>0.08616</text:p>
          </table:table-cell>
          <table:table-cell office:value-type="float" office:value="0.14282" calcext:value-type="float">
            <text:p>0.14282</text:p>
          </table:table-cell>
          <table:table-cell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office:value-type="float" office:value="0.11366" calcext:value-type="float">
            <text:p>0.11366</text:p>
          </table:table-cell>
          <table:table-cell office:value-type="float" office:value="0.14802" calcext:value-type="float">
            <text:p>0.14802</text:p>
          </table:table-cell>
          <table:table-cell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 office:value-type="float" office:value="0.09737" calcext:value-type="float">
            <text:p>0.09737</text:p>
          </table:table-cell>
          <table:table-cell office:value-type="float" office:value="0.12975" calcext:value-type="float">
            <text:p>0.12975</text:p>
          </table:table-cell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 office:value-type="float" office:value="0.10738" calcext:value-type="float">
            <text:p>0.10738</text:p>
          </table:table-cell>
          <table:table-cell table:style-name="ce29" office:value-type="float" office:value="0.12868" calcext:value-type="float">
            <text:p>0.12868</text:p>
          </table:table-cell>
          <table:table-cell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office:value-type="float" office:value="0.08776" calcext:value-type="float">
            <text:p>0.08776</text:p>
          </table:table-cell>
          <table:table-cell table:style-name="ce26" office:value-type="float" office:value="0.12656" calcext:value-type="float">
            <text:p>0.12656</text:p>
          </table:table-cell>
          <table:table-cell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>
          <table:table-cell table:style-name="ce22" office:value-type="string" calcext:value-type="string">
            <text:p>ResNet18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18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 office:value-type="float" office:value="0.10544" calcext:value-type="float">
            <text:p>0.10544</text:p>
          </table:table-cell>
          <table:table-cell table:style-name="ce26" office:value-type="float" office:value="0.14026" calcext:value-type="float">
            <text:p>0.14026</text:p>
          </table:table-cell>
          <table:table-cell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table:style-name="ce26" office:value-type="float" office:value="0.10406" calcext:value-type="float">
            <text:p>0.10406</text:p>
          </table:table-cell>
          <table:table-cell office:value-type="float" office:value="0.14708" calcext:value-type="float">
            <text:p>0.14708</text:p>
          </table:table-cell>
          <table:table-cell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office:value-type="float" office:value="0.11366" calcext:value-type="float">
            <text:p>0.11366</text:p>
          </table:table-cell>
          <table:table-cell office:value-type="float" office:value="0.14802" calcext:value-type="float">
            <text:p>0.14802</text:p>
          </table:table-cell>
          <table:table-cell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 office:value-type="float" office:value="0.11715" calcext:value-type="float">
            <text:p>0.11715</text:p>
          </table:table-cell>
          <table:table-cell office:value-type="float" office:value="0.1499" calcext:value-type="float">
            <text:p>0.1499</text:p>
          </table:table-cell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 office:value-type="float" office:value="0.11366" calcext:value-type="float">
            <text:p>0.11366</text:p>
          </table:table-cell>
          <table:table-cell office:value-type="float" office:value="0.15316" calcext:value-type="float">
            <text:p>0.15316</text:p>
          </table:table-cell>
          <table:table-cell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office:value-type="float" office:value="0.11208" calcext:value-type="float">
            <text:p>0.11208</text:p>
          </table:table-cell>
          <table:table-cell office:value-type="float" office:value="0.15054" calcext:value-type="float">
            <text:p>0.15054</text:p>
          </table:table-cell>
          <table:table-cell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>
          <table:table-cell table:style-name="ce22" office:value-type="string" calcext:value-type="string">
            <text:p>ResNet50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50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 office:value-type="float" office:value="0.09914" calcext:value-type="float">
            <text:p>0.09914</text:p>
          </table:table-cell>
          <table:table-cell table:style-name="ce29" office:value-type="float" office:value="0.13918" calcext:value-type="float">
            <text:p>0.13918</text:p>
          </table:table-cell>
          <table:table-cell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office:value-type="float" office:value="0.09402" calcext:value-type="float">
            <text:p>0.09402</text:p>
          </table:table-cell>
          <table:table-cell office:value-type="float" office:value="0.14868" calcext:value-type="float">
            <text:p>0.14868</text:p>
          </table:table-cell>
          <table:table-cell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table:style-name="ce26" office:value-type="float" office:value="0.08668" calcext:value-type="float">
            <text:p>0.08668</text:p>
          </table:table-cell>
          <table:table-cell office:value-type="float" office:value="0.14768" calcext:value-type="float">
            <text:p>0.14768</text:p>
          </table:table-cell>
          <table:table-cell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 office:value-type="float" office:value="0.0946" calcext:value-type="float">
            <text:p>0.0946</text:p>
          </table:table-cell>
          <table:table-cell table:style-name="ce29" office:value-type="float" office:value="0.12778" calcext:value-type="float">
            <text:p>0.12778</text:p>
          </table:table-cell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 office:value-type="float" office:value="0.0912" calcext:value-type="float">
            <text:p>0.0912</text:p>
          </table:table-cell>
          <table:table-cell table:style-name="ce26" office:value-type="float" office:value="0.12492" calcext:value-type="float">
            <text:p>0.12492</text:p>
          </table:table-cell>
          <table:table-cell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13694" calcext:value-type="float">
            <text:p>0.13694</text:p>
          </table:table-cell>
          <table:table-cell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>
          <table:table-cell table:style-name="ce22" office:value-type="string" calcext:value-type="string">
            <text:p>ResNet50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50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 office:value-type="float" office:value="0.10884" calcext:value-type="float">
            <text:p>0.10884</text:p>
          </table:table-cell>
          <table:table-cell office:value-type="float" office:value="0.1558" calcext:value-type="float">
            <text:p>0.1558</text:p>
          </table:table-cell>
          <table:table-cell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table:style-name="ce26" office:value-type="float" office:value="0.10312" calcext:value-type="float">
            <text:p>0.10312</text:p>
          </table:table-cell>
          <table:table-cell office:value-type="float" office:value="0.1628" calcext:value-type="float">
            <text:p>0.1628</text:p>
          </table:table-cell>
          <table:table-cell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office:value-type="float" office:value="0.10594" calcext:value-type="float">
            <text:p>0.10594</text:p>
          </table:table-cell>
          <table:table-cell office:value-type="float" office:value="0.15198" calcext:value-type="float">
            <text:p>0.15198</text:p>
          </table:table-cell>
          <table:table-cell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 office:value-type="float" office:value="0.12" calcext:value-type="float">
            <text:p>0.12</text:p>
          </table:table-cell>
          <table:table-cell table:style-name="ce26" office:value-type="float" office:value="0.13494" calcext:value-type="float">
            <text:p>0.13494</text:p>
          </table:table-cell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 office:value-type="float" office:value="0.11296" calcext:value-type="float">
            <text:p>0.11296</text:p>
          </table:table-cell>
          <table:table-cell office:value-type="float" office:value="0.14906" calcext:value-type="float">
            <text:p>0.14906</text:p>
          </table:table-cell>
          <table:table-cell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office:value-type="float" office:value="0.10968" calcext:value-type="float">
            <text:p>0.10968</text:p>
          </table:table-cell>
          <table:table-cell office:value-type="float" office:value="0.1502" calcext:value-type="float">
            <text:p>0.1502</text:p>
          </table:table-cell>
          <table:table-cell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>
          <table:table-cell table:style-name="ce22" office:value-type="string" calcext:value-type="string">
            <text:p>ResNet152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152-lef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/>
          <table:table-cell table:style-name="ce29"/>
          <table:table-cell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table:number-columns-repeated="3"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table:style-name="ce29"/>
          <table:table-cell table:number-columns-repeated="2"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/>
          <table:table-cell table:style-name="ce29"/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/>
          <table:table-cell table:style-name="ce29"/>
          <table:table-cell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table:number-columns-repeated="3"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>
          <table:table-cell table:style-name="ce22" office:value-type="string" calcext:value-type="string">
            <text:p>ResNet152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22" office:value-type="string" calcext:value-type="string">
            <text:p>ResNet152-right-eyes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_SR</text:p>
          </table:table-cell>
          <table:table-cell table:style-name="ce25" table:number-columns-repeated="2"/>
          <table:table-cell table:number-columns-repeated="2"/>
          <table:table-cell table:style-name="ce25" table:number-columns-repeated="2"/>
          <table:table-cell/>
          <table:table-cell table:style-name="ce31" table:number-columns-repeated="1016"/>
        </table:table-row>
        <table:table-row table:style-name="ro1">
          <table:table-cell office:value-type="string" calcext:value-type="string">
            <text:p>WO_SR_x2_bicubic</text:p>
          </table:table-cell>
          <table:table-cell table:number-columns-repeated="3"/>
          <table:table-cell office:value-type="string" calcext:value-type="string">
            <text:p>WO_SR_x4_bicubic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FPGANx2</text:p>
          </table:table-cell>
          <table:table-cell table:style-name="ce29"/>
          <table:table-cell table:number-columns-repeated="2"/>
          <table:table-cell office:value-type="string" calcext:value-type="string">
            <text:p>GFP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DEFORMERx2</text:p>
          </table:table-cell>
          <table:table-cell table:number-columns-repeated="3"/>
          <table:table-cell office:value-type="string" calcext:value-type="string">
            <text:p>CODEFORMER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HATx2</text:p>
          </table:table-cell>
          <table:table-cell/>
          <table:table-cell table:style-name="ce29"/>
          <table:table-cell/>
          <table:table-cell office:value-type="string" calcext:value-type="string">
            <text:p>HA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RRESNETx2</text:p>
          </table:table-cell>
          <table:table-cell table:number-columns-repeated="3"/>
          <table:table-cell office:value-type="string" calcext:value-type="string">
            <text:p>SRRESNET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ALESRGANx2</text:p>
          </table:table-cell>
          <table:table-cell table:number-columns-repeated="3"/>
          <table:table-cell office:value-type="string" calcext:value-type="string">
            <text:p>REALESRGANx4</text:p>
          </table:table-cell>
          <table:table-cell table:style-name="ce29" table:number-columns-repeated="2"/>
          <table:table-cell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/>
          <table:table-cell table:style-name="ce23"/>
          <table:table-cell table:style-name="ce28" table:number-columns-repeated="2"/>
          <table:table-cell/>
          <table:table-cell table:style-name="ce23"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_SR" table:style-name="ta1">
        <table:table-column table:style-name="co6" table:default-cell-style-name="ce33"/>
        <table:table-column table:style-name="co7" table:default-cell-style-name="ce27"/>
        <table:table-column table:style-name="co3" table:default-cell-style-name="ce27"/>
        <table:table-column table:style-name="co8" table:default-cell-style-name="ce3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number-columns-repeated="1013" table:default-cell-style-name="Default"/>
        <table:table-row table:style-name="ro1">
          <table:table-cell table:style-name="ce32" office:value-type="string" calcext:value-type="string">
            <text:p>Wo_SR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style-name="ce38"/>
          <table:table-cell table:style-name="ce32" office:value-type="string" calcext:value-type="string">
            <text:p>Wo_SR_x2_bicubic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/>
          <table:table-cell table:style-name="ce32" office:value-type="string" calcext:value-type="string">
            <text:p>Wo_SR_x4_bicubic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9" office:value-type="float" office:value="0.0606" calcext:value-type="float">
            <text:p>0.0606</text:p>
          </table:table-cell>
          <table:table-cell table:style-name="ce29" office:value-type="float" office:value="0.1159" calcext:value-type="float">
            <text:p>0.1159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689" calcext:value-type="float">
            <text:p>0.0689</text:p>
          </table:table-cell>
          <table:table-cell table:style-name="ce26" office:value-type="float" office:value="0.1071" calcext:value-type="float">
            <text:p>0.1071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59" calcext:value-type="float">
            <text:p>0.059</text:p>
          </table:table-cell>
          <table:table-cell table:style-name="ce29" office:value-type="float" office:value="0.1213" calcext:value-type="float">
            <text:p>0.1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918" calcext:value-type="float">
            <text:p>0.0918</text:p>
          </table:table-cell>
          <table:table-cell table:style-name="ce29" office:value-type="float" office:value="0.1199" calcext:value-type="float">
            <text:p>0.1199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7" office:value-type="float" office:value="0.0883" calcext:value-type="float">
            <text:p>0.0883</text:p>
          </table:table-cell>
          <table:table-cell table:style-name="ce27" office:value-type="float" office:value="0.1198" calcext:value-type="float">
            <text:p>0.1198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904" calcext:value-type="float">
            <text:p>0.0904</text:p>
          </table:table-cell>
          <table:table-cell table:style-name="ce26" office:value-type="float" office:value="0.1128" calcext:value-type="float">
            <text:p>0.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6" office:value-type="float" office:value="0.0768" calcext:value-type="float">
            <text:p>0.0768</text:p>
          </table:table-cell>
          <table:table-cell table:style-name="ce26" office:value-type="float" office:value="0.1126" calcext:value-type="float">
            <text:p>0.1126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7" office:value-type="float" office:value="0.0768" calcext:value-type="float">
            <text:p>0.0768</text:p>
          </table:table-cell>
          <table:table-cell table:style-name="ce27" office:value-type="float" office:value="0.146" calcext:value-type="float">
            <text:p>0.146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846" calcext:value-type="float">
            <text:p>0.0846</text:p>
          </table:table-cell>
          <table:table-cell table:style-name="ce29" office:value-type="float" office:value="0.1554" calcext:value-type="float">
            <text:p>0.1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083" calcext:value-type="float">
            <text:p>0.1083</text:p>
          </table:table-cell>
          <table:table-cell table:style-name="ce29" office:value-type="float" office:value="0.1518" calcext:value-type="float">
            <text:p>0.1518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7" office:value-type="float" office:value="0.1044" calcext:value-type="float">
            <text:p>0.1044</text:p>
          </table:table-cell>
          <table:table-cell table:style-name="ce27" office:value-type="float" office:value="0.1531" calcext:value-type="float">
            <text:p>0.1531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251" calcext:value-type="float">
            <text:p>0.1251</text:p>
          </table:table-cell>
          <table:table-cell table:style-name="ce29" office:value-type="float" office:value="0.1515" calcext:value-type="float">
            <text:p>0.1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961" calcext:value-type="float">
            <text:p>0.0961</text:p>
          </table:table-cell>
          <table:table-cell table:style-name="ce29" office:value-type="float" office:value="0.1644" calcext:value-type="float">
            <text:p>0.1644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7" office:value-type="float" office:value="0.08" calcext:value-type="float">
            <text:p>0.08</text:p>
          </table:table-cell>
          <table:table-cell table:style-name="ce27" office:value-type="float" office:value="0.1442" calcext:value-type="float">
            <text:p>0.1442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888" calcext:value-type="float">
            <text:p>0.0888</text:p>
          </table:table-cell>
          <table:table-cell table:style-name="ce29" office:value-type="float" office:value="0.1469" calcext:value-type="float">
            <text:p>0.1469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2:.B6])" office:value-type="float" office:value="0.08672" calcext:value-type="float">
            <text:p>0.08672</text:p>
          </table:table-cell>
          <table:table-cell table:style-name="ce36" table:formula="of:=AVERAGE([.C2:.C6])" office:value-type="float" office:value="0.13292" calcext:value-type="float">
            <text:p>0.13292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2:.F6])" office:value-type="float" office:value="0.08368" calcext:value-type="float">
            <text:p>0.08368</text:p>
          </table:table-cell>
          <table:table-cell table:style-name="ce36" table:formula="of:=AVERAGE([.G2:.G6])" office:value-type="float" office:value="0.13404" calcext:value-type="float">
            <text:p>0.13404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2:.J6])" office:value-type="float" office:value="0.08958" calcext:value-type="float">
            <text:p>0.08958</text:p>
          </table:table-cell>
          <table:table-cell table:style-name="ce36" table:formula="of:=AVERAGE([.K2:.K6])" office:value-type="float" office:value="0.13758" calcext:value-type="float">
            <text:p>0.13758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2:.B6])" office:value-type="float" office:value="0.0184400921906589" calcext:value-type="float">
            <text:p>0.0184400921906589</text:p>
          </table:table-cell>
          <table:table-cell table:style-name="ce36" table:formula="of:=COM.MICROSOFT.STDEV.S([.C2:.C6])" office:value-type="float" office:value="0.023556039565258" calcext:value-type="float">
            <text:p>0.023556039565258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2:.F6])" office:value-type="float" office:value="0.0135091450506685" calcext:value-type="float">
            <text:p>0.0135091450506685</text:p>
          </table:table-cell>
          <table:table-cell table:style-name="ce36" table:formula="of:=COM.MICROSOFT.STDEV.S([.G2:.G6])" office:value-type="float" office:value="0.0196092580175793" calcext:value-type="float">
            <text:p>0.0196092580175793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2:.J6])" office:value-type="float" office:value="0.0235737565949935" calcext:value-type="float">
            <text:p>0.0235737565949935</text:p>
          </table:table-cell>
          <table:table-cell table:style-name="ce36" table:formula="of:=COM.MICROSOFT.STDEV.S([.K2:.K6])" office:value-type="float" office:value="0.019217622121376" calcext:value-type="float">
            <text:p>0.019217622121376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9" office:value-type="float" office:value="0.0877" calcext:value-type="float">
            <text:p>0.0877</text:p>
          </table:table-cell>
          <table:table-cell table:style-name="ce26" office:value-type="float" office:value="0.1145" calcext:value-type="float">
            <text:p>0.1145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7" office:value-type="float" office:value="0.0949" calcext:value-type="float">
            <text:p>0.0949</text:p>
          </table:table-cell>
          <table:table-cell table:style-name="ce27" office:value-type="float" office:value="0.1407" calcext:value-type="float">
            <text:p>0.1407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6" office:value-type="float" office:value="0.0918" calcext:value-type="float">
            <text:p>0.0918</text:p>
          </table:table-cell>
          <table:table-cell table:style-name="ce29"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777" calcext:value-type="float">
            <text:p>0.0777</text:p>
          </table:table-cell>
          <table:table-cell table:style-name="ce29" office:value-type="float" office:value="0.1599" calcext:value-type="float">
            <text:p>0.1599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894" calcext:value-type="float">
            <text:p>0.0894</text:p>
          </table:table-cell>
          <table:table-cell table:style-name="ce27" office:value-type="float" office:value="0.1269" calcext:value-type="float">
            <text:p>0.1269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9" office:value-type="float" office:value="0.0944" calcext:value-type="float">
            <text:p>0.0944</text:p>
          </table:table-cell>
          <table:table-cell table:style-name="ce29" office:value-type="float" office:value="0.138" calcext:value-type="float">
            <text:p>0.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37" calcext:value-type="float">
            <text:p>0.137</text:p>
          </table:table-cell>
          <table:table-cell table:style-name="ce29" office:value-type="float" office:value="0.191" calcext:value-type="float">
            <text:p>0.191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7" office:value-type="float" office:value="0.1323" calcext:value-type="float">
            <text:p>0.1323</text:p>
          </table:table-cell>
          <table:table-cell table:style-name="ce26" office:value-type="float" office:value="0.1017" calcext:value-type="float">
            <text:p>0.1017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306" calcext:value-type="float">
            <text:p>0.1306</text:p>
          </table:table-cell>
          <table:table-cell table:style-name="ce26" office:value-type="float" office:value="0.1115" calcext:value-type="float">
            <text:p>0.1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1085" calcext:value-type="float">
            <text:p>0.1085</text:p>
          </table:table-cell>
          <table:table-cell table:style-name="ce29" office:value-type="float" office:value="0.1502" calcext:value-type="float">
            <text:p>0.1502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7" office:value-type="float" office:value="0.0978" calcext:value-type="float">
            <text:p>0.0978</text:p>
          </table:table-cell>
          <table:table-cell table:style-name="ce27" office:value-type="float" office:value="0.1916" calcext:value-type="float">
            <text:p>0.1916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0988" calcext:value-type="float">
            <text:p>0.0988</text:p>
          </table:table-cell>
          <table:table-cell table:style-name="ce29" office:value-type="float" office:value="0.1813" calcext:value-type="float">
            <text:p>0.18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139" calcext:value-type="float">
            <text:p>0.139</text:p>
          </table:table-cell>
          <table:table-cell table:style-name="ce29" office:value-type="float" office:value="0.1588" calcext:value-type="float">
            <text:p>0.1588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7" office:value-type="float" office:value="0.1128" calcext:value-type="float">
            <text:p>0.1128</text:p>
          </table:table-cell>
          <table:table-cell table:style-name="ce27" office:value-type="float" office:value="0.1404" calcext:value-type="float">
            <text:p>0.1404</text:p>
          </table:table-cell>
          <table:table-cell/>
          <table:table-cell table:style-name="ce33"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1158" calcext:value-type="float">
            <text:p>0.1158</text:p>
          </table:table-cell>
          <table:table-cell table:style-name="ce29" office:value-type="float" office:value="0.1478" calcext:value-type="float">
            <text:p>0.1478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10:.B14])" office:value-type="float" office:value="0.10998" calcext:value-type="float">
            <text:p>0.10998</text:p>
          </table:table-cell>
          <table:table-cell table:style-name="ce36" table:formula="of:=AVERAGE([.C10:.C14])" office:value-type="float" office:value="0.15488" calcext:value-type="float">
            <text:p>0.15488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10:.F14])" office:value-type="float" office:value="0.10544" calcext:value-type="float">
            <text:p>0.10544</text:p>
          </table:table-cell>
          <table:table-cell table:style-name="ce36" table:formula="of:=AVERAGE([.G10:.G14])" office:value-type="float" office:value="0.14026" calcext:value-type="float">
            <text:p>0.14026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10:.J14])" office:value-type="float" office:value="0.10628" calcext:value-type="float">
            <text:p>0.10628</text:p>
          </table:table-cell>
          <table:table-cell table:style-name="ce36" table:formula="of:=AVERAGE([.K10:.K14])" office:value-type="float" office:value="0.13832" calcext:value-type="float">
            <text:p>0.13832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10:.B14])" office:value-type="float" office:value="0.0278963617699513" calcext:value-type="float">
            <text:p>0.0278963617699513</text:p>
          </table:table-cell>
          <table:table-cell table:style-name="ce36" table:formula="of:=COM.MICROSOFT.STDEV.S([.C10:.C14])" office:value-type="float" office:value="0.0273754817309212" calcext:value-type="float">
            <text:p>0.0273754817309212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10:.F14])" office:value-type="float" office:value="0.0173376180601604" calcext:value-type="float">
            <text:p>0.0173376180601604</text:p>
          </table:table-cell>
          <table:table-cell table:style-name="ce36" table:formula="of:=COM.MICROSOFT.STDEV.S([.G10:.G14])" office:value-type="float" office:value="0.0327924229052993" calcext:value-type="float">
            <text:p>0.0327924229052993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10:.J14])" office:value-type="float" office:value="0.0164988484446643" calcext:value-type="float">
            <text:p>0.0164988484446643</text:p>
          </table:table-cell>
          <table:table-cell table:style-name="ce36" table:formula="of:=COM.MICROSOFT.STDEV.S([.K10:.K14])" office:value-type="float" office:value="0.0287126627117723" calcext:value-type="float">
            <text:p>0.0287126627117723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722" calcext:value-type="float">
            <text:p>0.0722</text:p>
          </table:table-cell>
          <table:table-cell table:style-name="ce29" office:value-type="float" office:value="0.127" calcext:value-type="float">
            <text:p>0.127</text:p>
          </table:table-cell>
          <table:table-cell table:style-name="ce30"/>
          <table:table-cell table:style-name="ce33"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734" calcext:value-type="float">
            <text:p>0.0734</text:p>
          </table:table-cell>
          <table:table-cell table:style-name="ce27" office:value-type="float" office:value="0.1562" calcext:value-type="float">
            <text:p>0.1562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664" calcext:value-type="float">
            <text:p>0.0664</text:p>
          </table:table-cell>
          <table:table-cell table:style-name="ce26" office:value-type="float" office:value="0.1199" calcext:value-type="float">
            <text:p>0.11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27" calcext:value-type="float">
            <text:p>0.0927</text:p>
          </table:table-cell>
          <table:table-cell table:style-name="ce29" office:value-type="float" office:value="0.1277" calcext:value-type="float">
            <text:p>0.1277</text:p>
          </table:table-cell>
          <table:table-cell table:style-name="ce30"/>
          <table:table-cell table:style-name="ce33"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863" calcext:value-type="float">
            <text:p>0.0863</text:p>
          </table:table-cell>
          <table:table-cell table:style-name="ce26" office:value-type="float" office:value="0.116" calcext:value-type="float">
            <text:p>0.116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35" calcext:value-type="float">
            <text:p>0.0935</text:p>
          </table:table-cell>
          <table:table-cell table:style-name="ce29" office:value-type="float" office:value="0.1229" calcext:value-type="float">
            <text:p>0.1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9" office:value-type="float" office:value="0.0931" calcext:value-type="float">
            <text:p>0.0931</text:p>
          </table:table-cell>
          <table:table-cell table:style-name="ce26" office:value-type="float" office:value="0.1027" calcext:value-type="float">
            <text:p>0.1027</text:p>
          </table:table-cell>
          <table:table-cell table:style-name="ce30"/>
          <table:table-cell table:style-name="ce33"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7" office:value-type="float" office:value="0.0986" calcext:value-type="float">
            <text:p>0.0986</text:p>
          </table:table-cell>
          <table:table-cell table:style-name="ce29" office:value-type="float" office:value="0.1181" calcext:value-type="float">
            <text:p>0.1181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9" office:value-type="float" office:value="0.0867" calcext:value-type="float">
            <text:p>0.0867</text:p>
          </table:table-cell>
          <table:table-cell table:style-name="ce29" office:value-type="float" office:value="0.1465" calcext:value-type="float">
            <text:p>0.14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219" calcext:value-type="float">
            <text:p>0.1219</text:p>
          </table:table-cell>
          <table:table-cell table:style-name="ce29" office:value-type="float" office:value="0.1346" calcext:value-type="float">
            <text:p>0.1346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7" office:value-type="float" office:value="0.124" calcext:value-type="float">
            <text:p>0.124</text:p>
          </table:table-cell>
          <table:table-cell table:style-name="ce27" office:value-type="float" office:value="0.1486" calcext:value-type="float">
            <text:p>0.1486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259" calcext:value-type="float">
            <text:p>0.1259</text:p>
          </table:table-cell>
          <table:table-cell table:style-name="ce29" office:value-type="float" office:value="0.1646" calcext:value-type="float">
            <text:p>0.16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106" calcext:value-type="float">
            <text:p>0.106</text:p>
          </table:table-cell>
          <table:table-cell table:style-name="ce29" office:value-type="float" office:value="0.148" calcext:value-type="float">
            <text:p>0.148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7" office:value-type="float" office:value="0.1134" calcext:value-type="float">
            <text:p>0.1134</text:p>
          </table:table-cell>
          <table:table-cell table:style-name="ce27" office:value-type="float" office:value="0.157" calcext:value-type="float">
            <text:p>0.157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828" calcext:value-type="float">
            <text:p>0.0828</text:p>
          </table:table-cell>
          <table:table-cell table:style-name="ce29" office:value-type="float" office:value="0.1372" calcext:value-type="float">
            <text:p>0.1372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18:.B22])" office:value-type="float" office:value="0.09718" calcext:value-type="float">
            <text:p>0.09718</text:p>
          </table:table-cell>
          <table:table-cell table:style-name="ce36" table:formula="of:=AVERAGE([.C18:.C22])" office:value-type="float" office:value="0.128" calcext:value-type="float">
            <text:p>0.128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18:.F22])" office:value-type="float" office:value="0.09914" calcext:value-type="float">
            <text:p>0.09914</text:p>
          </table:table-cell>
          <table:table-cell table:style-name="ce36" table:formula="of:=AVERAGE([.G18:.G22])" office:value-type="float" office:value="0.13918" calcext:value-type="float">
            <text:p>0.13918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18:.J22])" office:value-type="float" office:value="0.09106" calcext:value-type="float">
            <text:p>0.09106</text:p>
          </table:table-cell>
          <table:table-cell table:style-name="ce36" table:formula="of:=AVERAGE([.K18:.K22])" office:value-type="float" office:value="0.13822" calcext:value-type="float">
            <text:p>0.13822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18:.B22])" office:value-type="float" office:value="0.0183683695520316" calcext:value-type="float">
            <text:p>0.0183683695520316</text:p>
          </table:table-cell>
          <table:table-cell table:style-name="ce36" table:formula="of:=COM.MICROSOFT.STDEV.S([.C18:.C22])" office:value-type="float" office:value="0.0164676956493615" calcext:value-type="float">
            <text:p>0.0164676956493615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18:.F22])" office:value-type="float" office:value="0.0203043837631187" calcext:value-type="float">
            <text:p>0.0203043837631187</text:p>
          </table:table-cell>
          <table:table-cell table:style-name="ce36" table:formula="of:=COM.MICROSOFT.STDEV.S([.G18:.G22])" office:value-type="float" office:value="0.0204795507763232" calcext:value-type="float">
            <text:p>0.0204795507763232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18:.J22])" office:value-type="float" office:value="0.0218811105751056" calcext:value-type="float">
            <text:p>0.0218811105751056</text:p>
          </table:table-cell>
          <table:table-cell table:style-name="ce36" table:formula="of:=COM.MICROSOFT.STDEV.S([.K18:.K22])" office:value-type="float" office:value="0.018274490416972" calcext:value-type="float">
            <text:p>0.018274490416972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9" office:value-type="float" office:value="0.0919" calcext:value-type="float">
            <text:p>0.0919</text:p>
          </table:table-cell>
          <table:table-cell table:style-name="ce29" office:value-type="float" office:value="0.1474" calcext:value-type="float">
            <text:p>0.1474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7" office:value-type="float" office:value="0.1082" calcext:value-type="float">
            <text:p>0.1082</text:p>
          </table:table-cell>
          <table:table-cell table:style-name="ce26" office:value-type="float" office:value="0.1287" calcext:value-type="float">
            <text:p>0.1287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6" office:value-type="float" office:value="0.0871" calcext:value-type="float">
            <text:p>0.0871</text:p>
          </table:table-cell>
          <table:table-cell table:style-name="ce29" office:value-type="float" office:value="0.1163" calcext:value-type="float">
            <text:p>0.1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886" calcext:value-type="float">
            <text:p>0.0886</text:p>
          </table:table-cell>
          <table:table-cell table:style-name="ce29" office:value-type="float" office:value="0.1561" calcext:value-type="float">
            <text:p>0.1561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878" calcext:value-type="float">
            <text:p>0.0878</text:p>
          </table:table-cell>
          <table:table-cell table:style-name="ce27" office:value-type="float" office:value="0.1435" calcext:value-type="float">
            <text:p>0.1435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9" office:value-type="float" office:value="0.0927" calcext:value-type="float">
            <text:p>0.0927</text:p>
          </table:table-cell>
          <table:table-cell table:style-name="ce29" office:value-type="float" office:value="0.1639" calcext:value-type="float">
            <text:p>0.1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258" calcext:value-type="float">
            <text:p>0.1258</text:p>
          </table:table-cell>
          <table:table-cell table:style-name="ce29" office:value-type="float" office:value="0.1495" calcext:value-type="float">
            <text:p>0.1495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7" office:value-type="float" office:value="0.1321" calcext:value-type="float">
            <text:p>0.1321</text:p>
          </table:table-cell>
          <table:table-cell table:style-name="ce27" office:value-type="float" office:value="0.1672" calcext:value-type="float">
            <text:p>0.1672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311" calcext:value-type="float">
            <text:p>0.1311</text:p>
          </table:table-cell>
          <table:table-cell table:style-name="ce26" office:value-type="float" office:value="0.1079" calcext:value-type="float">
            <text:p>0.1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1068" calcext:value-type="float">
            <text:p>0.1068</text:p>
          </table:table-cell>
          <table:table-cell table:style-name="ce29" office:value-type="float" office:value="0.1788" calcext:value-type="float">
            <text:p>0.1788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7" office:value-type="float" office:value="0.0896" calcext:value-type="float">
            <text:p>0.0896</text:p>
          </table:table-cell>
          <table:table-cell table:style-name="ce27" office:value-type="float" office:value="0.1844" calcext:value-type="float">
            <text:p>0.1844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1062" calcext:value-type="float">
            <text:p>0.1062</text:p>
          </table:table-cell>
          <table:table-cell table:style-name="ce29" office:value-type="float" office:value="0.1431" calcext:value-type="float">
            <text:p>0.1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056" calcext:value-type="float">
            <text:p>0.1056</text:p>
          </table:table-cell>
          <table:table-cell table:style-name="ce26" office:value-type="float" office:value="0.119" calcext:value-type="float">
            <text:p>0.119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7" office:value-type="float" office:value="0.1265" calcext:value-type="float">
            <text:p>0.1265</text:p>
          </table:table-cell>
          <table:table-cell table:style-name="ce27" office:value-type="float" office:value="0.1552" calcext:value-type="float">
            <text:p>0.1552</text:p>
          </table:table-cell>
          <table:table-cell/>
          <table:table-cell table:style-name="ce33"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121" calcext:value-type="float">
            <text:p>0.1121</text:p>
          </table:table-cell>
          <table:table-cell table:style-name="ce29" office:value-type="float" office:value="0.1287" calcext:value-type="float">
            <text:p>0.1287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26:.B30])" office:value-type="float" office:value="0.10374" calcext:value-type="float">
            <text:p>0.10374</text:p>
          </table:table-cell>
          <table:table-cell table:style-name="ce36" table:formula="of:=AVERAGE([.C26:.C30])" office:value-type="float" office:value="0.15016" calcext:value-type="float">
            <text:p>0.15016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26:.F30])" office:value-type="float" office:value="0.10884" calcext:value-type="float">
            <text:p>0.10884</text:p>
          </table:table-cell>
          <table:table-cell table:style-name="ce36" table:formula="of:=AVERAGE([.G26:.G30])" office:value-type="float" office:value="0.1558" calcext:value-type="float">
            <text:p>0.1558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26:.J30])" office:value-type="float" office:value="0.10584" calcext:value-type="float">
            <text:p>0.10584</text:p>
          </table:table-cell>
          <table:table-cell table:style-name="ce36" table:formula="of:=AVERAGE([.K26:.K30])" office:value-type="float" office:value="0.13198" calcext:value-type="float">
            <text:p>0.13198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26:.B30])" office:value-type="float" office:value="0.0147383174073569" calcext:value-type="float">
            <text:p>0.0147383174073569</text:p>
          </table:table-cell>
          <table:table-cell table:style-name="ce36" table:formula="of:=COM.MICROSOFT.STDEV.S([.C26:.C30])" office:value-type="float" office:value="0.0214157185263535" calcext:value-type="float">
            <text:p>0.0214157185263535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26:.F30])" office:value-type="float" office:value="0.0204093850960777" calcext:value-type="float">
            <text:p>0.0204093850960777</text:p>
          </table:table-cell>
          <table:table-cell table:style-name="ce36" table:formula="of:=COM.MICROSOFT.STDEV.S([.G26:.G30])" office:value-type="float" office:value="0.0214124963514299" calcext:value-type="float">
            <text:p>0.0214124963514299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26:.J30])" office:value-type="float" office:value="0.0173293969889318" calcext:value-type="float">
            <text:p>0.0173293969889318</text:p>
          </table:table-cell>
          <table:table-cell table:style-name="ce36" table:formula="of:=COM.MICROSOFT.STDEV.S([.K26:.K30])" office:value-type="float" office:value="0.0222430213775017" calcext:value-type="float">
            <text:p>0.0222430213775017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office:value-type="float" office:value="0.0874" calcext:value-type="float">
            <text:p>0.0874</text:p>
          </table:table-cell>
          <table:table-cell table:style-name="ce26" office:value-type="float" office:value="0.096" calcext:value-type="float">
            <text:p>0.096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37" office:value-type="float" office:value="0.0744" calcext:value-type="float">
            <text:p>0.0744</text:p>
          </table:table-cell>
          <table:table-cell table:style-name="ce37" office:value-type="float" office:value="0.1131" calcext:value-type="float">
            <text:p>0.1131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26" office:value-type="float" office:value="0.0725" calcext:value-type="float">
            <text:p>0.0725</text:p>
          </table:table-cell>
          <table:table-cell table:style-name="ce26" office:value-type="float" office:value="0.1185" calcext:value-type="float">
            <text:p>0.1185</text:p>
          </table:table-cell>
          <table:table-cell table:style-name="ce31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6" office:value-type="float" office:value="0.0858" calcext:value-type="float">
            <text:p>0.0858</text:p>
          </table:table-cell>
          <table:table-cell table:style-name="ce29" office:value-type="float" office:value="0.126" calcext:value-type="float">
            <text:p>0.126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01" calcext:value-type="float">
            <text:p>0.0901</text:p>
          </table:table-cell>
          <table:table-cell table:style-name="ce26" office:value-type="float" office:value="0.1061" calcext:value-type="float">
            <text:p>0.1061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75" calcext:value-type="float">
            <text:p>0.0975</text:p>
          </table:table-cell>
          <table:table-cell table:style-name="ce29" office:value-type="float" office:value="0.1418" calcext:value-type="float">
            <text:p>0.1418</text:p>
          </table:table-cell>
          <table:table-cell table:style-name="ce31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908" calcext:value-type="float">
            <text:p>0.0908</text:p>
          </table:table-cell>
          <table:table-cell table:style-name="ce29" office:value-type="float" office:value="0.136" calcext:value-type="float">
            <text:p>0.136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6" office:value-type="float" office:value="0.0854" calcext:value-type="float">
            <text:p>0.0854</text:p>
          </table:table-cell>
          <table:table-cell table:style-name="ce29" office:value-type="float" office:value="0.125" calcext:value-type="float">
            <text:p>0.125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65" calcext:value-type="float">
            <text:p>0.0865</text:p>
          </table:table-cell>
          <table:table-cell table:style-name="ce29" office:value-type="float" office:value="0.1877" calcext:value-type="float">
            <text:p>0.1877</text:p>
          </table:table-cell>
          <table:table-cell table:style-name="ce31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205" calcext:value-type="float">
            <text:p>0.1205</text:p>
          </table:table-cell>
          <table:table-cell table:style-name="ce29" office:value-type="float" office:value="0.1312" calcext:value-type="float">
            <text:p>0.1312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114" calcext:value-type="float">
            <text:p>0.1114</text:p>
          </table:table-cell>
          <table:table-cell table:style-name="ce29" office:value-type="float" office:value="0.1187" calcext:value-type="float">
            <text:p>0.1187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376" calcext:value-type="float">
            <text:p>0.1376</text:p>
          </table:table-cell>
          <table:table-cell table:style-name="ce29" office:value-type="float" office:value="0.1669" calcext:value-type="float">
            <text:p>0.1669</text:p>
          </table:table-cell>
          <table:table-cell table:style-name="ce31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1007" calcext:value-type="float">
            <text:p>0.1007</text:p>
          </table:table-cell>
          <table:table-cell table:style-name="ce29" office:value-type="float" office:value="0.1406" calcext:value-type="float">
            <text:p>0.1406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856" calcext:value-type="float">
            <text:p>0.0856</text:p>
          </table:table-cell>
          <table:table-cell table:style-name="ce29" office:value-type="float" office:value="0.1496" calcext:value-type="float">
            <text:p>0.1496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772" calcext:value-type="float">
            <text:p>0.0772</text:p>
          </table:table-cell>
          <table:table-cell table:style-name="ce29" office:value-type="float" office:value="0.1337" calcext:value-type="float">
            <text:p>0.1337</text:p>
          </table:table-cell>
          <table:table-cell table:style-name="ce31"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4:.B38])" office:value-type="float" office:value="0.09704" calcext:value-type="float">
            <text:p>0.09704</text:p>
          </table:table-cell>
          <table:table-cell table:style-name="ce36" table:formula="of:=AVERAGE([.C34:.C38])" office:value-type="float" office:value="0.12596" calcext:value-type="float">
            <text:p>0.12596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34:.F38])" office:value-type="float" office:value="0.08938" calcext:value-type="float">
            <text:p>0.08938</text:p>
          </table:table-cell>
          <table:table-cell table:style-name="ce36" table:formula="of:=AVERAGE([.G34:.G38])" office:value-type="float" office:value="0.1225" calcext:value-type="float">
            <text:p>0.1225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34:.J38])" office:value-type="float" office:value="0.09426" calcext:value-type="float">
            <text:p>0.09426</text:p>
          </table:table-cell>
          <table:table-cell table:style-name="ce36" table:formula="of:=AVERAGE([.K34:.K38])" office:value-type="float" office:value="0.14972" calcext:value-type="float">
            <text:p>0.14972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4:.B38])" office:value-type="float" office:value="0.014335027031715" calcext:value-type="float">
            <text:p>0.014335027031715</text:p>
          </table:table-cell>
          <table:table-cell table:style-name="ce36" table:formula="of:=COM.MICROSOFT.STDEV.S([.C34:.C38])" office:value-type="float" office:value="0.0176081799172998" calcext:value-type="float">
            <text:p>0.0176081799172998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34:.F38])" office:value-type="float" office:value="0.0136008087994795" calcext:value-type="float">
            <text:p>0.0136008087994795</text:p>
          </table:table-cell>
          <table:table-cell table:style-name="ce36" table:formula="of:=COM.MICROSOFT.STDEV.S([.G34:.G38])" office:value-type="float" office:value="0.0166764804440266" calcext:value-type="float">
            <text:p>0.0166764804440266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34:.J38])" office:value-type="float" office:value="0.0260461705438631" calcext:value-type="float">
            <text:p>0.0260461705438631</text:p>
          </table:table-cell>
          <table:table-cell table:style-name="ce36" table:formula="of:=COM.MICROSOFT.STDEV.S([.K34:.K38])" office:value-type="float" office:value="0.0275303832156401" calcext:value-type="float">
            <text:p>0.0275303832156401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Default" office:value-type="float" office:value="0.1057" calcext:value-type="float">
            <text:p>0.1057</text:p>
          </table:table-cell>
          <table:table-cell table:style-name="Default" office:value-type="float" office:value="0.1405" calcext:value-type="float">
            <text:p>0.1405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7" office:value-type="float" office:value="0.0946" calcext:value-type="float">
            <text:p>0.0946</text:p>
          </table:table-cell>
          <table:table-cell table:style-name="ce29" office:value-type="float" office:value="0.1374" calcext:value-type="float">
            <text:p>0.1374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41" office:value-type="float" office:value="0.0919" calcext:value-type="float">
            <text:p>0.0919</text:p>
          </table:table-cell>
          <table:table-cell table:style-name="ce29" office:value-type="float" office:value="0.1219" calcext:value-type="float">
            <text:p>0.1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854" calcext:value-type="float">
            <text:p>0.0854</text:p>
          </table:table-cell>
          <table:table-cell office:value-type="float" office:value="0.1387" calcext:value-type="float">
            <text:p>0.1387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902" calcext:value-type="float">
            <text:p>0.0902</text:p>
          </table:table-cell>
          <table:table-cell table:style-name="ce27" office:value-type="float" office:value="0.1392" calcext:value-type="float">
            <text:p>0.1392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9" office:value-type="float" office:value="0.0938" calcext:value-type="float">
            <text:p>0.0938</text:p>
          </table:table-cell>
          <table:table-cell table:style-name="ce27" office:value-type="float" office:value="0.1652" calcext:value-type="float">
            <text:p>0.1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399" calcext:value-type="float">
            <text:p>0.1399</text:p>
          </table:table-cell>
          <table:table-cell table:style-name="ce26" office:value-type="float" office:value="0.1328" calcext:value-type="float">
            <text:p>0.1328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table:style-name="ce27" office:value-type="float" office:value="0.1219" calcext:value-type="float">
            <text:p>0.1219</text:p>
          </table:table-cell>
          <table:table-cell table:style-name="ce27" office:value-type="float" office:value="0.1773" calcext:value-type="float">
            <text:p>0.1773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table:style-name="ce27" office:value-type="float" office:value="0.1398" calcext:value-type="float">
            <text:p>0.1398</text:p>
          </table:table-cell>
          <table:table-cell table:style-name="ce26" office:value-type="float" office:value="0.1198" calcext:value-type="float">
            <text:p>0.1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739" calcext:value-type="float">
            <text:p>0.1739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table:style-name="ce27" office:value-type="float" office:value="0.0951" calcext:value-type="float">
            <text:p>0.0951</text:p>
          </table:table-cell>
          <table:table-cell table:style-name="ce27" office:value-type="float" office:value="0.1637" calcext:value-type="float">
            <text:p>0.1637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table:style-name="ce29" office:value-type="float" office:value="0.0994" calcext:value-type="float">
            <text:p>0.0994</text:p>
          </table:table-cell>
          <table:table-cell table:style-name="ce29" office:value-type="float" office:value="0.1686" calcext:value-type="float">
            <text:p>0.1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402" calcext:value-type="float">
            <text:p>0.1402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ce27" office:value-type="float" office:value="0.1112" calcext:value-type="float">
            <text:p>0.1112</text:p>
          </table:table-cell>
          <table:table-cell table:style-name="ce26" office:value-type="float" office:value="0.1324" calcext:value-type="float">
            <text:p>0.1324</text:p>
          </table:table-cell>
          <table:table-cell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ce27" office:value-type="float" office:value="0.119" calcext:value-type="float">
            <text:p>0.119</text:p>
          </table:table-cell>
          <table:table-cell table:style-name="ce27" office:value-type="float" office:value="0.1366" calcext:value-type="float">
            <text:p>0.1366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2:.B46])" office:value-type="float" office:value="0.11326" calcext:value-type="float">
            <text:p>0.11326</text:p>
          </table:table-cell>
          <table:table-cell table:style-name="ce36" table:formula="of:=AVERAGE([.C42:.C46])" office:value-type="float" office:value="0.14522" calcext:value-type="float">
            <text:p>0.14522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F42:.F46])" office:value-type="float" office:value="0.1026" calcext:value-type="float">
            <text:p>0.1026</text:p>
          </table:table-cell>
          <table:table-cell table:style-name="ce36" table:formula="of:=AVERAGE([.G42:.G46])" office:value-type="float" office:value="0.15" calcext:value-type="float">
            <text:p>0.15</text:p>
          </table:table-cell>
          <table:table-cell/>
          <table:table-cell table:style-name="ce34" office:value-type="string" calcext:value-type="string">
            <text:p>mean</text:p>
          </table:table-cell>
          <table:table-cell table:style-name="ce36" table:formula="of:=AVERAGE([.J42:.J46])" office:value-type="float" office:value="0.10878" calcext:value-type="float">
            <text:p>0.10878</text:p>
          </table:table-cell>
          <table:table-cell table:style-name="ce36" table:formula="of:=AVERAGE([.K42:.K46])" office:value-type="float" office:value="0.14242" calcext:value-type="float">
            <text:p>0.14242</text:p>
          </table:table-cell>
          <table:table-cell table:style-name="ce40" table:number-columns-repeated="1013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2:.B46])" office:value-type="float" office:value="0.0199935739676527" calcext:value-type="float">
            <text:p>0.0199935739676527</text:p>
          </table:table-cell>
          <table:table-cell table:style-name="ce36" table:formula="of:=COM.MICROSOFT.STDEV.S([.C42:.C46])" office:value-type="float" office:value="0.0163308603570051" calcext:value-type="float">
            <text:p>0.0163308603570051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F42:.F46])" office:value-type="float" office:value="0.0134206929776372" calcext:value-type="float">
            <text:p>0.0134206929776372</text:p>
          </table:table-cell>
          <table:table-cell table:style-name="ce36" table:formula="of:=COM.MICROSOFT.STDEV.S([.G42:.G46])" office:value-type="float" office:value="0.0194816580403209" calcext:value-type="float">
            <text:p>0.0194816580403209</text:p>
          </table:table-cell>
          <table:table-cell/>
          <table:table-cell table:style-name="ce34" office:value-type="string" calcext:value-type="string">
            <text:p>std</text:p>
          </table:table-cell>
          <table:table-cell table:style-name="ce36" table:formula="of:=COM.MICROSOFT.STDEV.S([.J42:.J46])" office:value-type="float" office:value="0.020396127083346" calcext:value-type="float">
            <text:p>0.020396127083346</text:p>
          </table:table-cell>
          <table:table-cell table:style-name="ce36" table:formula="of:=COM.MICROSOFT.STDEV.S([.K42:.K46])" office:value-type="float" office:value="0.0232966091953314" calcext:value-type="float">
            <text:p>0.0232966091953314</text:p>
          </table:table-cell>
          <table:table-cell table:style-name="ce40" table:number-columns-repeated="1013"/>
        </table:table-row>
        <table:table-row table:style-name="ro1"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PGAN" table:style-name="ta1">
        <table:table-column table:style-name="co15" table:default-cell-style-name="Default"/>
        <table:table-column table:style-name="co2" table:default-cell-style-name="ce27"/>
        <table:table-column table:style-name="co16" table:default-cell-style-name="ce27"/>
        <table:table-column table:style-name="co17" table:default-cell-style-name="ce30"/>
        <table:table-column table:style-name="co18" table:default-cell-style-name="Default"/>
        <table:table-column table:style-name="co19" table:default-cell-style-name="ce27"/>
        <table:table-column table:style-name="co20" table:default-cell-style-name="ce27"/>
        <table:table-column table:style-name="co5" table:number-columns-repeated="1017" table:default-cell-style-name="Default"/>
        <table:table-row table:style-name="ro1">
          <table:table-cell table:style-name="ce22" office:value-type="string" calcext:value-type="string">
            <text:p>SR_x2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style-name="ce38"/>
          <table:table-cell table:style-name="ce22" office:value-type="string" calcext:value-type="string">
            <text:p>SR_x4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office:value-type="float" office:value="0.0817" calcext:value-type="float">
            <text:p>0.0817</text:p>
          </table:table-cell>
          <table:table-cell table:style-name="ce26" office:value-type="float" office:value="0.1015" calcext:value-type="float">
            <text:p>0.1015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745" calcext:value-type="float">
            <text:p>0.0745</text:p>
          </table:table-cell>
          <table:table-cell table:style-name="ce26" office:value-type="float" office:value="0.118" calcext:value-type="float">
            <text:p>0.1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1101" calcext:value-type="float">
            <text:p>0.1101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895" calcext:value-type="float">
            <text:p>0.0895</text:p>
          </table:table-cell>
          <table:table-cell table:style-name="ce29" office:value-type="float" office:value="0.1239" calcext:value-type="float">
            <text:p>0.12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87" calcext:value-type="float">
            <text:p>0.187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785" calcext:value-type="float">
            <text:p>0.0785</text:p>
          </table:table-cell>
          <table:table-cell table:style-name="ce29" office:value-type="float" office:value="0.142" calcext:value-type="float">
            <text:p>0.1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1602" calcext:value-type="float">
            <text:p>0.1602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162" calcext:value-type="float">
            <text:p>0.1162</text:p>
          </table:table-cell>
          <table:table-cell table:style-name="ce29" office:value-type="float" office:value="0.1803" calcext:value-type="float">
            <text:p>0.1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6" office:value-type="float" office:value="0.0791" calcext:value-type="float">
            <text:p>0.0791</text:p>
          </table:table-cell>
          <table:table-cell office:value-type="float" office:value="0.1553" calcext:value-type="float">
            <text:p>0.155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89" calcext:value-type="float">
            <text:p>0.089</text:p>
          </table:table-cell>
          <table:table-cell table:style-name="ce29" office:value-type="float" office:value="0.1346" calcext:value-type="float">
            <text:p>0.134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:.B6])" office:value-type="float" office:value="0.08616" calcext:value-type="float">
            <text:p>0.08616</text:p>
          </table:table-cell>
          <table:table-cell table:style-name="ce36" table:formula="of:=AVERAGE([.C2:.C6])" office:value-type="float" office:value="0.14282" calcext:value-type="float">
            <text:p>0.1428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:.F6])" office:value-type="float" office:value="0.08954" calcext:value-type="float">
            <text:p>0.08954</text:p>
          </table:table-cell>
          <table:table-cell table:style-name="ce36" table:formula="of:=AVERAGE([.G2:.G6])" office:value-type="float" office:value="0.13976" calcext:value-type="float">
            <text:p>0.1397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:.B6])" office:value-type="float" office:value="0.0101320284247529" calcext:value-type="float">
            <text:p>0.0101320284247529</text:p>
          </table:table-cell>
          <table:table-cell table:style-name="ce36" table:formula="of:=COM.MICROSOFT.STDEV.S([.C2:.C6])" office:value-type="float" office:value="0.0360125950189652" calcext:value-type="float">
            <text:p>0.0360125950189652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:.F6])" office:value-type="float" office:value="0.0162721541290636" calcext:value-type="float">
            <text:p>0.0162721541290636</text:p>
          </table:table-cell>
          <table:table-cell table:style-name="ce36" table:formula="of:=COM.MICROSOFT.STDEV.S([.G2:.G6])" office:value-type="float" office:value="0.0244957751459308" calcext:value-type="float">
            <text:p>0.0244957751459308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6" office:value-type="float" office:value="0.0886" calcext:value-type="float">
            <text:p>0.0886</text:p>
          </table:table-cell>
          <table:table-cell office:value-type="float" office:value="0.133" calcext:value-type="float">
            <text:p>0.13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9" office:value-type="float" office:value="0.0859" calcext:value-type="float">
            <text:p>0.0859</text:p>
          </table:table-cell>
          <table:table-cell table:style-name="ce26" office:value-type="float" office:value="0.1402" calcext:value-type="float">
            <text:p>0.1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office:value-type="float" office:value="0.0887" calcext:value-type="float">
            <text:p>0.0887</text:p>
          </table:table-cell>
          <table:table-cell office:value-type="float" office:value="0.1753" calcext:value-type="float">
            <text:p>0.175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824" calcext:value-type="float">
            <text:p>0.0824</text:p>
          </table:table-cell>
          <table:table-cell table:style-name="ce29" office:value-type="float" office:value="0.1595" calcext:value-type="float">
            <text:p>0.1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96" calcext:value-type="float">
            <text:p>0.1196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283" calcext:value-type="float">
            <text:p>0.1283</text:p>
          </table:table-cell>
          <table:table-cell table:style-name="ce29" office:value-type="float" office:value="0.1748" calcext:value-type="float">
            <text:p>0.1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89" calcext:value-type="float">
            <text:p>0.189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0939" calcext:value-type="float">
            <text:p>0.0939</text:p>
          </table:table-cell>
          <table:table-cell table:style-name="ce29" office:value-type="float" office:value="0.1754" calcext:value-type="float">
            <text:p>0.17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office:value-type="float" office:value="0.1015" calcext:value-type="float">
            <text:p>0.1015</text:p>
          </table:table-cell>
          <table:table-cell table:style-name="ce26" office:value-type="float" office:value="0.1185" calcext:value-type="float">
            <text:p>0.1185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1049" calcext:value-type="float">
            <text:p>0.1049</text:p>
          </table:table-cell>
          <table:table-cell table:style-name="ce29" office:value-type="float" office:value="0.1479" calcext:value-type="float">
            <text:p>0.1479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0:.B14])" office:value-type="float" office:value="0.10406" calcext:value-type="float">
            <text:p>0.10406</text:p>
          </table:table-cell>
          <table:table-cell table:style-name="ce36" table:formula="of:=AVERAGE([.C10:.C14])" office:value-type="float" office:value="0.14708" calcext:value-type="float">
            <text:p>0.1470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0:.F14])" office:value-type="float" office:value="0.09908" calcext:value-type="float">
            <text:p>0.09908</text:p>
          </table:table-cell>
          <table:table-cell table:style-name="ce36" table:formula="of:=AVERAGE([.G10:.G14])" office:value-type="float" office:value="0.15956" calcext:value-type="float">
            <text:p>0.1595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0:.B14])" office:value-type="float" office:value="0.0202097253816077" calcext:value-type="float">
            <text:p>0.0202097253816077</text:p>
          </table:table-cell>
          <table:table-cell table:style-name="ce36" table:formula="of:=COM.MICROSOFT.STDEV.S([.C10:.C14])" office:value-type="float" office:value="0.0328780625949888" calcext:value-type="float">
            <text:p>0.0328780625949888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0:.F14])" office:value-type="float" office:value="0.0184827487133272" calcext:value-type="float">
            <text:p>0.0184827487133272</text:p>
          </table:table-cell>
          <table:table-cell table:style-name="ce36" table:formula="of:=COM.MICROSOFT.STDEV.S([.G10:.G14])" office:value-type="float" office:value="0.0157633435539545" calcext:value-type="float">
            <text:p>0.0157633435539545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office:value-type="float" office:value="0.0923" calcext:value-type="float">
            <text:p>0.0923</text:p>
          </table:table-cell>
          <table:table-cell table:style-name="ce26" office:value-type="float" office:value="0.1175" calcext:value-type="float">
            <text:p>0.1175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9" office:value-type="float" office:value="0.079" calcext:value-type="float">
            <text:p>0.079</text:p>
          </table:table-cell>
          <table:table-cell table:style-name="ce29" office:value-type="float" office:value="0.136" calcext:value-type="float">
            <text:p>0.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office:value-type="float" office:value="0.0923" calcext:value-type="float">
            <text:p>0.0923</text:p>
          </table:table-cell>
          <table:table-cell office:value-type="float" office:value="0.1419" calcext:value-type="float">
            <text:p>0.1419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59" calcext:value-type="float">
            <text:p>0.0959</text:p>
          </table:table-cell>
          <table:table-cell table:style-name="ce29" office:value-type="float" office:value="0.1232" calcext:value-type="float">
            <text:p>0.12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office:value-type="float" office:value="0.0911" calcext:value-type="float">
            <text:p>0.0911</text:p>
          </table:table-cell>
          <table:table-cell office:value-type="float" office:value="0.1626" calcext:value-type="float">
            <text:p>0.1626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6" office:value-type="float" office:value="0.0746" calcext:value-type="float">
            <text:p>0.0746</text:p>
          </table:table-cell>
          <table:table-cell table:style-name="ce29" office:value-type="float" office:value="0.1159" calcext:value-type="float">
            <text:p>0.1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644" calcext:value-type="float">
            <text:p>0.1644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Default" office:value-type="float" office:value="0.1162" calcext:value-type="float">
            <text:p>0.1162</text:p>
          </table:table-cell>
          <table:table-cell table:style-name="ce29" office:value-type="float" office:value="0.1337" calcext:value-type="float">
            <text:p>0.1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6" office:value-type="float" office:value="0.0802" calcext:value-type="float">
            <text:p>0.0802</text:p>
          </table:table-cell>
          <table:table-cell office:value-type="float" office:value="0.157" calcext:value-type="float">
            <text:p>0.157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863" calcext:value-type="float">
            <text:p>0.0863</text:p>
          </table:table-cell>
          <table:table-cell table:style-name="ce26" office:value-type="float" office:value="0.1066" calcext:value-type="float">
            <text:p>0.1066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8:.B22])" office:value-type="float" office:value="0.09402" calcext:value-type="float">
            <text:p>0.09402</text:p>
          </table:table-cell>
          <table:table-cell table:style-name="ce36" table:formula="of:=AVERAGE([.C18:.C22])" office:value-type="float" office:value="0.14868" calcext:value-type="float">
            <text:p>0.1486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8:.F22])" office:value-type="float" office:value="0.0904" calcext:value-type="float">
            <text:p>0.0904</text:p>
          </table:table-cell>
          <table:table-cell table:style-name="ce36" table:formula="of:=AVERAGE([.G18:.G22])" office:value-type="float" office:value="0.12308" calcext:value-type="float">
            <text:p>0.12308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8:.B22])" office:value-type="float" office:value="0.0123760656106858" calcext:value-type="float">
            <text:p>0.0123760656106858</text:p>
          </table:table-cell>
          <table:table-cell table:style-name="ce36" table:formula="of:=COM.MICROSOFT.STDEV.S([.C18:.C22])" office:value-type="float" office:value="0.0195465342196513" calcext:value-type="float">
            <text:p>0.0195465342196513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8:.F22])" office:value-type="float" office:value="0.0165249810892479" calcext:value-type="float">
            <text:p>0.0165249810892479</text:p>
          </table:table-cell>
          <table:table-cell table:style-name="ce36" table:formula="of:=COM.MICROSOFT.STDEV.S([.G18:.G22])" office:value-type="float" office:value="0.0122766852203679" calcext:value-type="float">
            <text:p>0.0122766852203679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office:value-type="float" office:value="0.0894" calcext:value-type="float">
            <text:p>0.0894</text:p>
          </table:table-cell>
          <table:table-cell table:style-name="ce26" office:value-type="float" office:value="0.1302" calcext:value-type="float">
            <text:p>0.1302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9" office:value-type="float" office:value="0.0894" calcext:value-type="float">
            <text:p>0.0894</text:p>
          </table:table-cell>
          <table:table-cell table:style-name="ce26" office:value-type="float" office:value="0.1353" calcext:value-type="float">
            <text:p>0.1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852" calcext:value-type="float">
            <text:p>0.0852</text:p>
          </table:table-cell>
          <table:table-cell office:value-type="float" office:value="0.1724" calcext:value-type="float">
            <text:p>0.1724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773" calcext:value-type="float">
            <text:p>0.0773</text:p>
          </table:table-cell>
          <table:table-cell table:style-name="ce29" office:value-type="float" office:value="0.1671" calcext:value-type="float">
            <text:p>0.1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1818" calcext:value-type="float">
            <text:p>0.181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0998" calcext:value-type="float">
            <text:p>0.0998</text:p>
          </table:table-cell>
          <table:table-cell table:style-name="ce29" office:value-type="float" office:value="0.1391" calcext:value-type="float">
            <text:p>0.1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945" calcext:value-type="float">
            <text:p>0.1945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0989" calcext:value-type="float">
            <text:p>0.0989</text:p>
          </table:table-cell>
          <table:table-cell table:style-name="ce29" office:value-type="float" office:value="0.1848" calcext:value-type="float">
            <text:p>0.1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351" calcext:value-type="float">
            <text:p>0.1351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164" calcext:value-type="float">
            <text:p>0.1164</text:p>
          </table:table-cell>
          <table:table-cell table:style-name="ce29" office:value-type="float" office:value="0.1533" calcext:value-type="float">
            <text:p>0.1533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6:.B30])" office:value-type="float" office:value="0.10312" calcext:value-type="float">
            <text:p>0.10312</text:p>
          </table:table-cell>
          <table:table-cell table:style-name="ce36" table:formula="of:=AVERAGE([.C26:.C30])" office:value-type="float" office:value="0.1628" calcext:value-type="float">
            <text:p>0.162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6:.F30])" office:value-type="float" office:value="0.09636" calcext:value-type="float">
            <text:p>0.09636</text:p>
          </table:table-cell>
          <table:table-cell table:style-name="ce36" table:formula="of:=AVERAGE([.G26:.G30])" office:value-type="float" office:value="0.15592" calcext:value-type="float">
            <text:p>0.1559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6:.B30])" office:value-type="float" office:value="0.0196385335501407" calcext:value-type="float">
            <text:p>0.0196385335501407</text:p>
          </table:table-cell>
          <table:table-cell table:style-name="ce36" table:formula="of:=COM.MICROSOFT.STDEV.S([.C26:.C30])" office:value-type="float" office:value="0.0286709783579145" calcext:value-type="float">
            <text:p>0.0286709783579145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6:.F30])" office:value-type="float" office:value="0.0144188418397595" calcext:value-type="float">
            <text:p>0.0144188418397595</text:p>
          </table:table-cell>
          <table:table-cell table:style-name="ce36" table:formula="of:=COM.MICROSOFT.STDEV.S([.G26:.G30])" office:value-type="float" office:value="0.020457321427792" calcext:value-type="float">
            <text:p>0.020457321427792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43" office:value-type="float" office:value="0.0768" calcext:value-type="float">
            <text:p>0.0768</text:p>
          </table:table-cell>
          <table:table-cell table:style-name="ce43" office:value-type="float" office:value="0.1186" calcext:value-type="float">
            <text:p>0.1186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43" office:value-type="float" office:value="0.0768" calcext:value-type="float">
            <text:p>0.0768</text:p>
          </table:table-cell>
          <table:table-cell table:style-name="ce43" office:value-type="float" office:value="0.1186" calcext:value-type="float">
            <text:p>0.1186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71" calcext:value-type="float">
            <text:p>0.0971</text:p>
          </table:table-cell>
          <table:table-cell table:style-name="ce29" office:value-type="float" office:value="0.1317" calcext:value-type="float">
            <text:p>0.1317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871" calcext:value-type="float">
            <text:p>0.0871</text:p>
          </table:table-cell>
          <table:table-cell table:style-name="ce29" office:value-type="float" office:value="0.1186" calcext:value-type="float">
            <text:p>0.1186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36" calcext:value-type="float">
            <text:p>0.0836</text:p>
          </table:table-cell>
          <table:table-cell table:style-name="ce29" office:value-type="float" office:value="0.1366" calcext:value-type="float">
            <text:p>0.136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926" calcext:value-type="float">
            <text:p>0.0926</text:p>
          </table:table-cell>
          <table:table-cell table:style-name="ce29" office:value-type="float" office:value="0.1624" calcext:value-type="float">
            <text:p>0.162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283" calcext:value-type="float">
            <text:p>0.1283</text:p>
          </table:table-cell>
          <table:table-cell table:style-name="ce29" office:value-type="float" office:value="0.1305" calcext:value-type="float">
            <text:p>0.1305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166" calcext:value-type="float">
            <text:p>0.1166</text:p>
          </table:table-cell>
          <table:table-cell table:style-name="ce29" office:value-type="float" office:value="0.1325" calcext:value-type="float">
            <text:p>0.1325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829" calcext:value-type="float">
            <text:p>0.0829</text:p>
          </table:table-cell>
          <table:table-cell table:style-name="ce29" office:value-type="float" office:value="0.1524" calcext:value-type="float">
            <text:p>0.152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938" calcext:value-type="float">
            <text:p>0.0938</text:p>
          </table:table-cell>
          <table:table-cell table:style-name="ce29" office:value-type="float" office:value="0.1423" calcext:value-type="float">
            <text:p>0.1423</text:p>
          </table:table-cell>
          <table:table-cell table:style-name="ce31"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4:.B38])" office:value-type="float" office:value="0.09374" calcext:value-type="float">
            <text:p>0.09374</text:p>
          </table:table-cell>
          <table:table-cell table:style-name="ce36" table:formula="of:=AVERAGE([.C34:.C38])" office:value-type="float" office:value="0.13396" calcext:value-type="float">
            <text:p>0.13396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34:.F38])" office:value-type="float" office:value="0.09338" calcext:value-type="float">
            <text:p>0.09338</text:p>
          </table:table-cell>
          <table:table-cell table:style-name="ce36" table:formula="of:=AVERAGE([.G34:.G38])" office:value-type="float" office:value="0.13488" calcext:value-type="float">
            <text:p>0.13488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4:.B38])" office:value-type="float" office:value="0.0206940329563862" calcext:value-type="float">
            <text:p>0.0206940329563862</text:p>
          </table:table-cell>
          <table:table-cell table:style-name="ce36" table:formula="of:=COM.MICROSOFT.STDEV.S([.C34:.C38])" office:value-type="float" office:value="0.0122475711877907" calcext:value-type="float">
            <text:p>0.0122475711877907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34:.F38])" office:value-type="float" office:value="0.0146141027777965" calcext:value-type="float">
            <text:p>0.0146141027777965</text:p>
          </table:table-cell>
          <table:table-cell table:style-name="ce36" table:formula="of:=COM.MICROSOFT.STDEV.S([.G34:.G38])" office:value-type="float" office:value="0.0183585674822411" calcext:value-type="float">
            <text:p>0.0183585674822411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6" office:value-type="float" office:value="0.0886" calcext:value-type="float">
            <text:p>0.0886</text:p>
          </table:table-cell>
          <table:table-cell table:style-name="ce26" office:value-type="float" office:value="0.1333" calcext:value-type="float">
            <text:p>0.1333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9" office:value-type="float" office:value="0.0909" calcext:value-type="float">
            <text:p>0.0909</text:p>
          </table:table-cell>
          <table:table-cell table:style-name="ce29" office:value-type="float" office:value="0.1427" calcext:value-type="float">
            <text:p>0.142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9" office:value-type="float" office:value="0.0924" calcext:value-type="float">
            <text:p>0.0924</text:p>
          </table:table-cell>
          <table:table-cell office:value-type="float" office:value="0.1582" calcext:value-type="float">
            <text:p>0.158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847" calcext:value-type="float">
            <text:p>0.0847</text:p>
          </table:table-cell>
          <table:table-cell office:value-type="float" office:value="0.1493" calcext:value-type="float">
            <text:p>0.149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549" calcext:value-type="float">
            <text:p>0.1549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278" calcext:value-type="float">
            <text:p>0.1278</text:p>
          </table:table-cell>
          <table:table-cell table:style-name="ce26" office:value-type="float" office:value="0.1326" calcext:value-type="float">
            <text:p>0.132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164" calcext:value-type="float">
            <text:p>0.16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1693" calcext:value-type="float">
            <text:p>0.169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Default" office:value-type="float" office:value="0.1196" calcext:value-type="float">
            <text:p>0.1196</text:p>
          </table:table-cell>
          <table:table-cell office:value-type="float" office:value="0.1392" calcext:value-type="float">
            <text:p>0.139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553" calcext:value-type="float">
            <text:p>0.1553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2:.B46])" office:value-type="float" office:value="0.10774" calcext:value-type="float">
            <text:p>0.10774</text:p>
          </table:table-cell>
          <table:table-cell table:style-name="ce36" table:formula="of:=AVERAGE([.C42:.C46])" office:value-type="float" office:value="0.14992" calcext:value-type="float">
            <text:p>0.14992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42:.F46])" office:value-type="float" office:value="0.10462" calcext:value-type="float">
            <text:p>0.10462</text:p>
          </table:table-cell>
          <table:table-cell table:style-name="ce36" table:formula="of:=AVERAGE([.G42:.G46])" office:value-type="float" office:value="0.14984" calcext:value-type="float">
            <text:p>0.14984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2:.B46])" office:value-type="float" office:value="0.0215596382158885" calcext:value-type="float">
            <text:p>0.0215596382158885</text:p>
          </table:table-cell>
          <table:table-cell table:style-name="ce36" table:formula="of:=COM.MICROSOFT.STDEV.S([.C42:.C46])" office:value-type="float" office:value="0.0130647234949692" calcext:value-type="float">
            <text:p>0.0130647234949692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42:.F46])" office:value-type="float" office:value="0.0193462399447541" calcext:value-type="float">
            <text:p>0.0193462399447541</text:p>
          </table:table-cell>
          <table:table-cell table:style-name="ce36" table:formula="of:=COM.MICROSOFT.STDEV.S([.G42:.G46])" office:value-type="float" office:value="0.0137567438007691" calcext:value-type="float">
            <text:p>0.0137567438007691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Former" table:style-name="ta1">
        <table:table-column table:style-name="co2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9" table:default-cell-style-name="ce27"/>
        <table:table-column table:style-name="co20" table:default-cell-style-name="ce27"/>
        <table:table-column table:style-name="co5" table:number-columns-repeated="1017" table:default-cell-style-name="Default"/>
        <table:table-row table:style-name="ro1">
          <table:table-cell table:style-name="ce22" office:value-type="string" calcext:value-type="string">
            <text:p>SR_x2</text:p>
          </table:table-cell>
          <table:table-cell table:style-name="ce32" office:value-type="string" calcext:value-type="string">
            <text:p>L1Loss -Val (Best)</text:p>
          </table:table-cell>
          <table:table-cell table:style-name="ce32" office:value-type="string" calcext:value-type="string">
            <text:p>L1Loss -Test</text:p>
          </table:table-cell>
          <table:table-cell table:style-name="ce38"/>
          <table:table-cell table:style-name="ce22" office:value-type="string" calcext:value-type="string">
            <text:p>SR_x4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669" calcext:value-type="float">
            <text:p>0.0669</text:p>
          </table:table-cell>
          <table:table-cell table:style-name="ce26" office:value-type="float" office:value="0.1044" calcext:value-type="float">
            <text:p>0.104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772" calcext:value-type="float">
            <text:p>0.0772</text:p>
          </table:table-cell>
          <table:table-cell table:style-name="ce29" office:value-type="float" office:value="0.1361" calcext:value-type="float">
            <text:p>0.1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7" office:value-type="float" office:value="0.0886" calcext:value-type="float">
            <text:p>0.0886</text:p>
          </table:table-cell>
          <table:table-cell table:style-name="ce27" office:value-type="float" office:value="0.1311" calcext:value-type="float">
            <text:p>0.1311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983" calcext:value-type="float">
            <text:p>0.0983</text:p>
          </table:table-cell>
          <table:table-cell table:style-name="ce29" office:value-type="float" office:value="0.133" calcext:value-type="float">
            <text:p>0.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7" office:value-type="float" office:value="0.0772" calcext:value-type="float">
            <text:p>0.0772</text:p>
          </table:table-cell>
          <table:table-cell table:style-name="ce27" office:value-type="float" office:value="0.1143" calcext:value-type="float">
            <text:p>0.114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806" calcext:value-type="float">
            <text:p>0.0806</text:p>
          </table:table-cell>
          <table:table-cell table:style-name="ce26" office:value-type="float" office:value="0.1254" calcext:value-type="float">
            <text:p>0.12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7" office:value-type="float" office:value="0.1049" calcext:value-type="float">
            <text:p>0.1049</text:p>
          </table:table-cell>
          <table:table-cell table:style-name="ce27" office:value-type="float" office:value="0.1631" calcext:value-type="float">
            <text:p>0.1631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069" calcext:value-type="float">
            <text:p>0.1069</text:p>
          </table:table-cell>
          <table:table-cell table:style-name="ce29" office:value-type="float" office:value="0.168" calcext:value-type="float">
            <text:p>0.1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</text:span></text:p>
          </table:table-cell>
          <table:table-cell table:style-name="ce27" office:value-type="float" office:value="0.0765" calcext:value-type="float">
            <text:p>0.0765</text:p>
          </table:table-cell>
          <table:table-cell table:style-name="ce27" office:value-type="float" office:value="0.1511" calcext:value-type="float">
            <text:p>0.1511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781" calcext:value-type="float">
            <text:p>0.0781</text:p>
          </table:table-cell>
          <table:table-cell table:style-name="ce29" office:value-type="float" office:value="0.1291" calcext:value-type="float">
            <text:p>0.129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:.B6])" office:value-type="float" office:value="0.08282" calcext:value-type="float">
            <text:p>0.08282</text:p>
          </table:table-cell>
          <table:table-cell table:style-name="ce36" table:formula="of:=AVERAGE([.C2:.C6])" office:value-type="float" office:value="0.1328" calcext:value-type="float">
            <text:p>0.132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:.F6])" office:value-type="float" office:value="0.08822" calcext:value-type="float">
            <text:p>0.08822</text:p>
          </table:table-cell>
          <table:table-cell table:style-name="ce36" table:formula="of:=AVERAGE([.G2:.G6])" office:value-type="float" office:value="0.13832" calcext:value-type="float">
            <text:p>0.1383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:.B6])" office:value-type="float" office:value="0.0145422487944609" calcext:value-type="float">
            <text:p>0.0145422487944609</text:p>
          </table:table-cell>
          <table:table-cell table:style-name="ce36" table:formula="of:=COM.MICROSOFT.STDEV.S([.C2:.C6])" office:value-type="float" office:value="0.0245187683214308" calcext:value-type="float">
            <text:p>0.0245187683214308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:.F6])" office:value-type="float" office:value="0.0135320730119225" calcext:value-type="float">
            <text:p>0.0135320730119225</text:p>
          </table:table-cell>
          <table:table-cell table:style-name="ce36" table:formula="of:=COM.MICROSOFT.STDEV.S([.G2:.G6])" office:value-type="float" office:value="0.0170738689230063" calcext:value-type="float">
            <text:p>0.0170738689230063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office:value-type="float" office:value="0.1048" calcext:value-type="float">
            <text:p>0.1048</text:p>
          </table:table-cell>
          <table:table-cell table:style-name="ce26" office:value-type="float" office:value="0.1277" calcext:value-type="float">
            <text:p>0.1277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9" office:value-type="float" office:value="0.1204" calcext:value-type="float">
            <text:p>0.1204</text:p>
          </table:table-cell>
          <table:table-cell table:style-name="ce26" office:value-type="float" office:value="0.1221" calcext:value-type="float">
            <text:p>0.1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924" calcext:value-type="float">
            <text:p>0.0924</text:p>
          </table:table-cell>
          <table:table-cell table:style-name="ce27" office:value-type="float" office:value="0.1745" calcext:value-type="float">
            <text:p>0.1745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887" calcext:value-type="float">
            <text:p>0.0887</text:p>
          </table:table-cell>
          <table:table-cell table:style-name="ce29" office:value-type="float" office:value="0.1633" calcext:value-type="float">
            <text:p>0.1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office:value-type="float" office:value="0.1259" calcext:value-type="float">
            <text:p>0.1259</text:p>
          </table:table-cell>
          <table:table-cell table:style-name="ce27" office:value-type="float" office:value="0.1554" calcext:value-type="float">
            <text:p>0.155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237" calcext:value-type="float">
            <text:p>0.1237</text:p>
          </table:table-cell>
          <table:table-cell table:style-name="ce29" office:value-type="float" office:value="0.1494" calcext:value-type="float">
            <text:p>0.1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number-columns-repeated="2" table:style-name="ce27" office:value-type="float" office:value="0.1502" calcext:value-type="float">
            <text:p>0.1502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1207" calcext:value-type="float">
            <text:p>0.1207</text:p>
          </table:table-cell>
          <table:table-cell table:style-name="ce29" office:value-type="float" office:value="0.1502" calcext:value-type="float">
            <text:p>0.15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7" office:value-type="float" office:value="0.095" calcext:value-type="float">
            <text:p>0.095</text:p>
          </table:table-cell>
          <table:table-cell table:style-name="ce27" office:value-type="float" office:value="0.1323" calcext:value-type="float">
            <text:p>0.132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0938" calcext:value-type="float">
            <text:p>0.0938</text:p>
          </table:table-cell>
          <table:table-cell table:style-name="ce29" office:value-type="float" office:value="0.1401" calcext:value-type="float">
            <text:p>0.140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0:.B14])" office:value-type="float" office:value="0.11366" calcext:value-type="float">
            <text:p>0.11366</text:p>
          </table:table-cell>
          <table:table-cell table:style-name="ce36" table:formula="of:=AVERAGE([.C10:.C14])" office:value-type="float" office:value="0.14802" calcext:value-type="float">
            <text:p>0.1480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0:.F14])" office:value-type="float" office:value="0.10946" calcext:value-type="float">
            <text:p>0.10946</text:p>
          </table:table-cell>
          <table:table-cell table:style-name="ce36" table:formula="of:=AVERAGE([.G10:.G14])" office:value-type="float" office:value="0.14502" calcext:value-type="float">
            <text:p>0.1450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0:.B14])" office:value-type="float" office:value="0.0243088049891392" calcext:value-type="float">
            <text:p>0.0243088049891392</text:p>
          </table:table-cell>
          <table:table-cell table:style-name="ce36" table:formula="of:=COM.MICROSOFT.STDEV.S([.C10:.C14])" office:value-type="float" office:value="0.0188442829526623" calcext:value-type="float">
            <text:p>0.0188442829526623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0:.F14])" office:value-type="float" office:value="0.016770599273729" calcext:value-type="float">
            <text:p>0.016770599273729</text:p>
          </table:table-cell>
          <table:table-cell table:style-name="ce36" table:formula="of:=COM.MICROSOFT.STDEV.S([.G10:.G14])" office:value-type="float" office:value="0.0152455567297492" calcext:value-type="float">
            <text:p>0.0152455567297492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41" office:value-type="float" office:value="0.0722" calcext:value-type="float">
            <text:p>0.0722</text:p>
          </table:table-cell>
          <table:table-cell table:style-name="ce41" office:value-type="float" office:value="0.1029" calcext:value-type="float">
            <text:p>0.1029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731" calcext:value-type="float">
            <text:p>0.0731</text:p>
          </table:table-cell>
          <table:table-cell table:style-name="ce29" office:value-type="float" office:value="0.1392" calcext:value-type="float">
            <text:p>0.13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7" office:value-type="float" office:value="0.0908" calcext:value-type="float">
            <text:p>0.0908</text:p>
          </table:table-cell>
          <table:table-cell table:style-name="ce27" office:value-type="float" office:value="0.1449" calcext:value-type="float">
            <text:p>0.1449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08" calcext:value-type="float">
            <text:p>0.0908</text:p>
          </table:table-cell>
          <table:table-cell table:style-name="ce26" office:value-type="float" office:value="0.1244" calcext:value-type="float">
            <text:p>0.1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575" calcext:value-type="float">
            <text:p>0.1575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9" office:value-type="float" office:value="0.0839" calcext:value-type="float">
            <text:p>0.0839</text:p>
          </table:table-cell>
          <table:table-cell table:style-name="ce29" office:value-type="float" office:value="0.126" calcext:value-type="float">
            <text:p>0.1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7" office:value-type="float" office:value="0.1038" calcext:value-type="float">
            <text:p>0.1038</text:p>
          </table:table-cell>
          <table:table-cell table:style-name="ce27" office:value-type="float" office:value="0.2019" calcext:value-type="float">
            <text:p>0.2019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171" calcext:value-type="float">
            <text:p>0.1171</text:p>
          </table:table-cell>
          <table:table-cell table:style-name="ce29" office:value-type="float" office:value="0.1744" calcext:value-type="float">
            <text:p>0.1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7" office:value-type="float" office:value="0.0894" calcext:value-type="float">
            <text:p>0.0894</text:p>
          </table:table-cell>
          <table:table-cell table:style-name="ce27" office:value-type="float" office:value="0.1312" calcext:value-type="float">
            <text:p>0.1312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846" calcext:value-type="float">
            <text:p>0.0846</text:p>
          </table:table-cell>
          <table:table-cell table:style-name="ce29" office:value-type="float" office:value="0.1381" calcext:value-type="float">
            <text:p>0.138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8:.B22])" office:value-type="float" office:value="0.08668" calcext:value-type="float">
            <text:p>0.08668</text:p>
          </table:table-cell>
          <table:table-cell table:style-name="ce36" table:formula="of:=AVERAGE([.C18:.C22])" office:value-type="float" office:value="0.14768" calcext:value-type="float">
            <text:p>0.1476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8:.F22])" office:value-type="float" office:value="0.0899" calcext:value-type="float">
            <text:p>0.0899</text:p>
          </table:table-cell>
          <table:table-cell table:style-name="ce36" table:formula="of:=AVERAGE([.G18:.G22])" office:value-type="float" office:value="0.14042" calcext:value-type="float">
            <text:p>0.1404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8:.B22])" office:value-type="float" office:value="0.0124198228650815" calcext:value-type="float">
            <text:p>0.0124198228650815</text:p>
          </table:table-cell>
          <table:table-cell table:style-name="ce36" table:formula="of:=COM.MICROSOFT.STDEV.S([.C18:.C22])" office:value-type="float" office:value="0.036471934415383" calcext:value-type="float">
            <text:p>0.036471934415383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8:.F22])" office:value-type="float" office:value="0.0164846898666611" calcext:value-type="float">
            <text:p>0.0164846898666611</text:p>
          </table:table-cell>
          <table:table-cell table:style-name="ce36" table:formula="of:=COM.MICROSOFT.STDEV.S([.G18:.G22])" office:value-type="float" office:value="0.02016239073126" calcext:value-type="float">
            <text:p>0.02016239073126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7" office:value-type="float" office:value="0.1084" calcext:value-type="float">
            <text:p>0.1084</text:p>
          </table:table-cell>
          <table:table-cell table:style-name="ce27" office:value-type="float" office:value="0.1306" calcext:value-type="float">
            <text:p>0.1306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9" office:value-type="float" office:value="0.1202" calcext:value-type="float">
            <text:p>0.1202</text:p>
          </table:table-cell>
          <table:table-cell table:style-name="ce26" office:value-type="float" office:value="0.1041" calcext:value-type="float">
            <text:p>0.10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838" calcext:value-type="float">
            <text:p>0.0838</text:p>
          </table:table-cell>
          <table:table-cell table:style-name="ce27" office:value-type="float" office:value="0.1502" calcext:value-type="float">
            <text:p>0.1502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6" office:value-type="float" office:value="0.0882" calcext:value-type="float">
            <text:p>0.0882</text:p>
          </table:table-cell>
          <table:table-cell table:style-name="ce29" office:value-type="float" office:value="0.1804" calcext:value-type="float">
            <text:p>0.18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7" office:value-type="float" office:value="0.1317" calcext:value-type="float">
            <text:p>0.1317</text:p>
          </table:table-cell>
          <table:table-cell table:style-name="ce27" office:value-type="float" office:value="0.1532" calcext:value-type="float">
            <text:p>0.1532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197" calcext:value-type="float">
            <text:p>0.1197</text:p>
          </table:table-cell>
          <table:table-cell table:style-name="ce29" office:value-type="float" office:value="0.1283" calcext:value-type="float">
            <text:p>0.1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7" office:value-type="float" office:value="0.1061" calcext:value-type="float">
            <text:p>0.1061</text:p>
          </table:table-cell>
          <table:table-cell table:style-name="ce27" office:value-type="float" office:value="0.1992" calcext:value-type="float">
            <text:p>0.1992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1067" calcext:value-type="float">
            <text:p>0.1067</text:p>
          </table:table-cell>
          <table:table-cell table:style-name="ce29" office:value-type="float" office:value="0.1601" calcext:value-type="float">
            <text:p>0.16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7" office:value-type="float" office:value="0.0997" calcext:value-type="float">
            <text:p>0.0997</text:p>
          </table:table-cell>
          <table:table-cell table:style-name="ce26" office:value-type="float" office:value="0.1267" calcext:value-type="float">
            <text:p>0.1267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006" calcext:value-type="float">
            <text:p>0.1006</text:p>
          </table:table-cell>
          <table:table-cell table:style-name="ce29" office:value-type="float" office:value="0.1541" calcext:value-type="float">
            <text:p>0.154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5:.B29])" office:value-type="float" office:value="0.10594" calcext:value-type="float">
            <text:p>0.10594</text:p>
          </table:table-cell>
          <table:table-cell table:style-name="ce36" table:formula="of:=AVERAGE([.C25:.C29])" office:value-type="float" office:value="0.15198" calcext:value-type="float">
            <text:p>0.1519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5:.F29])" office:value-type="float" office:value="0.10708" calcext:value-type="float">
            <text:p>0.10708</text:p>
          </table:table-cell>
          <table:table-cell table:style-name="ce36" table:formula="of:=AVERAGE([.G25:.G29])" office:value-type="float" office:value="0.1454" calcext:value-type="float">
            <text:p>0.1454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5:.B29])" office:value-type="float" office:value="0.0173116434806173" calcext:value-type="float">
            <text:p>0.0173116434806173</text:p>
          </table:table-cell>
          <table:table-cell table:style-name="ce36" table:formula="of:=COM.MICROSOFT.STDEV.S([.C25:.C29])" office:value-type="float" office:value="0.0288555367304093" calcext:value-type="float">
            <text:p>0.0288555367304093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5:.F29])" office:value-type="float" office:value="0.0135091450506685" calcext:value-type="float">
            <text:p>0.0135091450506685</text:p>
          </table:table-cell>
          <table:table-cell table:style-name="ce36" table:formula="of:=COM.MICROSOFT.STDEV.S([.G25:.G29])" office:value-type="float" office:value="0.0296432117018382" calcext:value-type="float">
            <text:p>0.0296432117018382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43" office:value-type="float" office:value="0.0709" calcext:value-type="float">
            <text:p>0.0709</text:p>
          </table:table-cell>
          <table:table-cell table:style-name="ce43" office:value-type="float" office:value="0.1212" calcext:value-type="float">
            <text:p>0.1212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37" office:value-type="float" office:value="0.0815" calcext:value-type="float">
            <text:p>0.0815</text:p>
          </table:table-cell>
          <table:table-cell table:style-name="ce43" office:value-type="float" office:value="0.1189" calcext:value-type="float">
            <text:p>0.1189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05" calcext:value-type="float">
            <text:p>0.0905</text:p>
          </table:table-cell>
          <table:table-cell table:style-name="ce29" office:value-type="float" office:value="0.1266" calcext:value-type="float">
            <text:p>0.126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42" calcext:value-type="float">
            <text:p>0.0942</text:p>
          </table:table-cell>
          <table:table-cell table:style-name="ce29" office:value-type="float" office:value="0.134" calcext:value-type="float">
            <text:p>0.13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1" calcext:value-type="float">
            <text:p>0.081</text:p>
          </table:table-cell>
          <table:table-cell table:style-name="ce29" office:value-type="float" office:value="0.1523" calcext:value-type="float">
            <text:p>0.1523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6" office:value-type="float" office:value="0.0793" calcext:value-type="float">
            <text:p>0.0793</text:p>
          </table:table-cell>
          <table:table-cell table:style-name="ce29" office:value-type="float" office:value="0.1444" calcext:value-type="float">
            <text:p>0.144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019" calcext:value-type="float">
            <text:p>0.1019</text:p>
          </table:table-cell>
          <table:table-cell table:style-name="ce29" office:value-type="float" office:value="0.1601" calcext:value-type="float">
            <text:p>0.1601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088" calcext:value-type="float">
            <text:p>0.1088</text:p>
          </table:table-cell>
          <table:table-cell table:style-name="ce29" office:value-type="float" office:value="0.1638" calcext:value-type="float">
            <text:p>0.1638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852" calcext:value-type="float">
            <text:p>0.0852</text:p>
          </table:table-cell>
          <table:table-cell table:style-name="ce29" office:value-type="float" office:value="0.1608" calcext:value-type="float">
            <text:p>0.160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914" calcext:value-type="float">
            <text:p>0.0914</text:p>
          </table:table-cell>
          <table:table-cell table:style-name="ce29" office:value-type="float" office:value="0.1455" calcext:value-type="float">
            <text:p>0.1455</text:p>
          </table:table-cell>
          <table:table-cell table:style-name="ce31"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3:.B37])" office:value-type="float" office:value="0.0859" calcext:value-type="float">
            <text:p>0.0859</text:p>
          </table:table-cell>
          <table:table-cell table:style-name="ce36" table:formula="of:=AVERAGE([.C33:.C37])" office:value-type="float" office:value="0.1442" calcext:value-type="float">
            <text:p>0.1442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33:.F37])" office:value-type="float" office:value="0.09104" calcext:value-type="float">
            <text:p>0.09104</text:p>
          </table:table-cell>
          <table:table-cell table:style-name="ce36" table:formula="of:=AVERAGE([.G33:.G37])" office:value-type="float" office:value="0.14132" calcext:value-type="float">
            <text:p>0.14132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3:.B37])" office:value-type="float" office:value="0.0114745370276975" calcext:value-type="float">
            <text:p>0.0114745370276975</text:p>
          </table:table-cell>
          <table:table-cell table:style-name="ce36" table:formula="of:=COM.MICROSOFT.STDEV.S([.C33:.C37])" office:value-type="float" office:value="0.0189257760739157" calcext:value-type="float">
            <text:p>0.0189257760739157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33:.F37])" office:value-type="float" office:value="0.0117725528242603" calcext:value-type="float">
            <text:p>0.0117725528242603</text:p>
          </table:table-cell>
          <table:table-cell table:style-name="ce36" table:formula="of:=COM.MICROSOFT.STDEV.S([.G33:.G37])" office:value-type="float" office:value="0.0164965754021858" calcext:value-type="float">
            <text:p>0.0164965754021858</text:p>
          </table:table-cell>
          <table:table-cell table:style-name="ce40" table:number-columns-repeated="1017"/>
        </table:table-row>
        <table:table-row table:style-name="ro1">
          <table:table-cell table:style-name="ce35"/>
          <table:table-cell table:style-name="ce28" table:number-columns-repeated="2"/>
          <table:table-cell table:style-name="ce39"/>
          <table:table-cell table:style-name="ce35"/>
          <table:table-cell table:style-name="ce28" table:number-columns-repeated="3"/>
          <table:table-cell table:style-name="ce35"/>
          <table:table-cell table:style-name="ce28" table:number-columns-repeated="2"/>
          <table:table-cell table:style-name="ce23" table:number-columns-repeated="1013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7" office:value-type="float" office:value="0.1117" calcext:value-type="float">
            <text:p>0.1117</text:p>
          </table:table-cell>
          <table:table-cell table:style-name="ce29" office:value-type="float" office:value="0.1246" calcext:value-type="float">
            <text:p>0.124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9" office:value-type="float" office:value="0.1189" calcext:value-type="float">
            <text:p>0.1189</text:p>
          </table:table-cell>
          <table:table-cell table:style-name="ce26" office:value-type="float" office:value="0.1093" calcext:value-type="float">
            <text:p>0.109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981" calcext:value-type="float">
            <text:p>0.0981</text:p>
          </table:table-cell>
          <table:table-cell table:style-name="ce27" office:value-type="float" office:value="0.1919" calcext:value-type="float">
            <text:p>0.1919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919" calcext:value-type="float">
            <text:p>0.0919</text:p>
          </table:table-cell>
          <table:table-cell office:value-type="float" office:value="0.1587" calcext:value-type="float">
            <text:p>0.158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table:style-name="ce27" office:value-type="float" office:value="0.1311" calcext:value-type="float">
            <text:p>0.1311</text:p>
          </table:table-cell>
          <table:table-cell table:style-name="ce26" office:value-type="float" office:value="0.1167" calcext:value-type="float">
            <text:p>0.1167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1519" calcext:value-type="float">
            <text:p>0.1519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table:style-name="ce27" office:value-type="float" office:value="0.0996" calcext:value-type="float">
            <text:p>0.0996</text:p>
          </table:table-cell>
          <table:table-cell table:style-name="ce27" office:value-type="float" office:value="0.2079" calcext:value-type="float">
            <text:p>0.2079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612" calcext:value-type="float">
            <text:p>0.161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ce27" office:value-type="float" office:value="0.1001" calcext:value-type="float">
            <text:p>0.1001</text:p>
          </table:table-cell>
          <table:table-cell table:style-name="ce27" office:value-type="float" office:value="0.1302" calcext:value-type="float">
            <text:p>0.130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397" calcext:value-type="float">
            <text:p>0.1397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1:.B45])" office:value-type="float" office:value="0.10812" calcext:value-type="float">
            <text:p>0.10812</text:p>
          </table:table-cell>
          <table:table-cell table:style-name="ce36" table:formula="of:=AVERAGE([.C41:.C45])" office:value-type="float" office:value="0.15426" calcext:value-type="float">
            <text:p>0.15426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41:.F45])" office:value-type="float" office:value="0.1097" calcext:value-type="float">
            <text:p>0.1097</text:p>
          </table:table-cell>
          <table:table-cell table:style-name="ce36" table:formula="of:=AVERAGE([.G41:.G45])" office:value-type="float" office:value="0.14416" calcext:value-type="float">
            <text:p>0.14416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1:.B45])" office:value-type="float" office:value="0.0139481898467149" calcext:value-type="float">
            <text:p>0.0139481898467149</text:p>
          </table:table-cell>
          <table:table-cell table:style-name="ce36" table:formula="of:=COM.MICROSOFT.STDEV.S([.C41:.C45])" office:value-type="float" office:value="0.0423183529925256" calcext:value-type="float">
            <text:p>0.0423183529925256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41:.F45])" office:value-type="float" office:value="0.0144062486442516" calcext:value-type="float">
            <text:p>0.0144062486442516</text:p>
          </table:table-cell>
          <table:table-cell table:style-name="ce36" table:formula="of:=COM.MICROSOFT.STDEV.S([.G41:.G45])" office:value-type="float" office:value="0.0211942916843192" calcext:value-type="float">
            <text:p>0.0211942916843192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lESRGAN" table:style-name="ta1">
        <table:table-column table:style-name="co2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9" table:default-cell-style-name="ce27"/>
        <table:table-column table:style-name="co20" table:default-cell-style-name="ce27"/>
        <table:table-column table:style-name="co5" table:number-columns-repeated="1017" table:default-cell-style-name="Default"/>
        <table:table-row table:style-name="ro1">
          <table:table-cell table:style-name="ce22" office:value-type="string" calcext:value-type="string">
            <text:p>SR_x2</text:p>
          </table:table-cell>
          <table:table-cell table:style-name="ce32" office:value-type="string" calcext:value-type="string">
            <text:p>L1Loss -Val (Best)</text:p>
          </table:table-cell>
          <table:table-cell table:style-name="ce32" office:value-type="string" calcext:value-type="string">
            <text:p>L1Loss -Test</text:p>
          </table:table-cell>
          <table:table-cell table:style-name="ce38"/>
          <table:table-cell table:style-name="ce22" office:value-type="string" calcext:value-type="string">
            <text:p>SR_x4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818" calcext:value-type="float">
            <text:p>0.0818</text:p>
          </table:table-cell>
          <table:table-cell table:style-name="ce27" office:value-type="float" office:value="0.1184" calcext:value-type="float">
            <text:p>0.118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614" calcext:value-type="float">
            <text:p>0.0614</text:p>
          </table:table-cell>
          <table:table-cell table:style-name="ce26" office:value-type="float" office:value="0.1161" calcext:value-type="float">
            <text:p>0.11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7" office:value-type="float" office:value="0.0835" calcext:value-type="float">
            <text:p>0.0835</text:p>
          </table:table-cell>
          <table:table-cell table:style-name="ce26" office:value-type="float" office:value="0.1125" calcext:value-type="float">
            <text:p>0.1125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895" calcext:value-type="float">
            <text:p>0.0895</text:p>
          </table:table-cell>
          <table:table-cell table:style-name="ce29" office:value-type="float" office:value="0.1276" calcext:value-type="float">
            <text:p>0.1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7" office:value-type="float" office:value="0.0857" calcext:value-type="float">
            <text:p>0.0857</text:p>
          </table:table-cell>
          <table:table-cell table:style-name="ce27" office:value-type="float" office:value="0.1138" calcext:value-type="float">
            <text:p>0.1138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791" calcext:value-type="float">
            <text:p>0.0791</text:p>
          </table:table-cell>
          <table:table-cell table:style-name="ce29" office:value-type="float" office:value="0.1388" calcext:value-type="float">
            <text:p>0.1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7" office:value-type="float" office:value="0.0987" calcext:value-type="float">
            <text:p>0.0987</text:p>
          </table:table-cell>
          <table:table-cell table:style-name="ce27" office:value-type="float" office:value="0.1551" calcext:value-type="float">
            <text:p>0.1551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165" calcext:value-type="float">
            <text:p>0.1165</text:p>
          </table:table-cell>
          <table:table-cell table:style-name="ce29" office:value-type="float" office:value="0.1623" calcext:value-type="float">
            <text:p>0.1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</text:span></text:p>
          </table:table-cell>
          <table:table-cell table:style-name="ce27" office:value-type="float" office:value="0.0891" calcext:value-type="float">
            <text:p>0.0891</text:p>
          </table:table-cell>
          <table:table-cell table:style-name="ce27" office:value-type="float" office:value="0.133" calcext:value-type="float">
            <text:p>0.13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967" calcext:value-type="float">
            <text:p>0.0967</text:p>
          </table:table-cell>
          <table:table-cell table:style-name="ce29" office:value-type="float" office:value="0.1245" calcext:value-type="float">
            <text:p>0.1245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:.B6])" office:value-type="float" office:value="0.08776" calcext:value-type="float">
            <text:p>0.08776</text:p>
          </table:table-cell>
          <table:table-cell table:style-name="ce36" table:formula="of:=AVERAGE([.C2:.C6])" office:value-type="float" office:value="0.12656" calcext:value-type="float">
            <text:p>0.12656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:.F6])" office:value-type="float" office:value="0.08864" calcext:value-type="float">
            <text:p>0.08864</text:p>
          </table:table-cell>
          <table:table-cell table:style-name="ce36" table:formula="of:=AVERAGE([.G2:.G6])" office:value-type="float" office:value="0.13386" calcext:value-type="float">
            <text:p>0.1338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:.B6])" office:value-type="float" office:value="0.00669686493816323" calcext:value-type="float">
            <text:p>0.00669686493816323</text:p>
          </table:table-cell>
          <table:table-cell table:style-name="ce36" table:formula="of:=COM.MICROSOFT.STDEV.S([.C2:.C6])" office:value-type="float" office:value="0.0179101367945641" calcext:value-type="float">
            <text:p>0.0179101367945641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:.F6])" office:value-type="float" office:value="0.0204628443770655" calcext:value-type="float">
            <text:p>0.0204628443770655</text:p>
          </table:table-cell>
          <table:table-cell table:style-name="ce36" table:formula="of:=COM.MICROSOFT.STDEV.S([.G2:.G6])" office:value-type="float" office:value="0.0178567354239234" calcext:value-type="float">
            <text:p>0.0178567354239234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office:value-type="float" office:value="0.093" calcext:value-type="float">
            <text:p>0.093</text:p>
          </table:table-cell>
          <table:table-cell table:style-name="ce27" office:value-type="float" office:value="0.1499" calcext:value-type="float">
            <text:p>0.1499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9" office:value-type="float" office:value="0.092" calcext:value-type="float">
            <text:p>0.092</text:p>
          </table:table-cell>
          <table:table-cell table:style-name="ce29" office:value-type="float" office:value="0.1268" calcext:value-type="float">
            <text:p>0.1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7" office:value-type="float" office:value="0.0953" calcext:value-type="float">
            <text:p>0.0953</text:p>
          </table:table-cell>
          <table:table-cell table:style-name="ce27" office:value-type="float" office:value="0.1608" calcext:value-type="float">
            <text:p>0.1608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744" calcext:value-type="float">
            <text:p>0.0744</text:p>
          </table:table-cell>
          <table:table-cell table:style-name="ce29" office:value-type="float" office:value="0.144" calcext:value-type="float">
            <text:p>0.1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office:value-type="float" office:value="0.1482" calcext:value-type="float">
            <text:p>0.1482</text:p>
          </table:table-cell>
          <table:table-cell table:style-name="ce27" office:value-type="float" office:value="0.1529" calcext:value-type="float">
            <text:p>0.1529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385" calcext:value-type="float">
            <text:p>0.1385</text:p>
          </table:table-cell>
          <table:table-cell table:style-name="ce29" office:value-type="float" office:value="0.1381" calcext:value-type="float">
            <text:p>0.1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6" office:value-type="float" office:value="0.0874" calcext:value-type="float">
            <text:p>0.0874</text:p>
          </table:table-cell>
          <table:table-cell table:style-name="ce27" office:value-type="float" office:value="0.1764" calcext:value-type="float">
            <text:p>0.176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0945" calcext:value-type="float">
            <text:p>0.0945</text:p>
          </table:table-cell>
          <table:table-cell table:style-name="ce29" office:value-type="float" office:value="0.1652" calcext:value-type="float">
            <text:p>0.1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7" office:value-type="float" office:value="0.1365" calcext:value-type="float">
            <text:p>0.1365</text:p>
          </table:table-cell>
          <table:table-cell table:style-name="ce26" office:value-type="float" office:value="0.1127" calcext:value-type="float">
            <text:p>0.1127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1088" calcext:value-type="float">
            <text:p>0.1088</text:p>
          </table:table-cell>
          <table:table-cell table:style-name="ce26" office:value-type="float" office:value="0.1242" calcext:value-type="float">
            <text:p>0.1242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0:.B14])" office:value-type="float" office:value="0.11208" calcext:value-type="float">
            <text:p>0.11208</text:p>
          </table:table-cell>
          <table:table-cell table:style-name="ce36" table:formula="of:=AVERAGE([.C10:.C14])" office:value-type="float" office:value="0.15054" calcext:value-type="float">
            <text:p>0.15054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0:.F14])" office:value-type="float" office:value="0.10164" calcext:value-type="float">
            <text:p>0.10164</text:p>
          </table:table-cell>
          <table:table-cell table:style-name="ce36" table:formula="of:=AVERAGE([.G10:.G14])" office:value-type="float" office:value="0.13966" calcext:value-type="float">
            <text:p>0.1396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0:.B14])" office:value-type="float" office:value="0.0280878443459088" calcext:value-type="float">
            <text:p>0.0280878443459088</text:p>
          </table:table-cell>
          <table:table-cell table:style-name="ce36" table:formula="of:=COM.MICROSOFT.STDEV.S([.C10:.C14])" office:value-type="float" office:value="0.0235151653194274" calcext:value-type="float">
            <text:p>0.0235151653194274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0:.F14])" office:value-type="float" office:value="0.0239575249138971" calcext:value-type="float">
            <text:p>0.0239575249138971</text:p>
          </table:table-cell>
          <table:table-cell table:style-name="ce36" table:formula="of:=COM.MICROSOFT.STDEV.S([.G10:.G14])" office:value-type="float" office:value="0.0164160896683711" calcext:value-type="float">
            <text:p>0.0164160896683711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41" office:value-type="float" office:value="0.0717" calcext:value-type="float">
            <text:p>0.0717</text:p>
          </table:table-cell>
          <table:table-cell office:value-type="float" office:value="0.1224" calcext:value-type="float">
            <text:p>0.1224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745" calcext:value-type="float">
            <text:p>0.0745</text:p>
          </table:table-cell>
          <table:table-cell table:style-name="ce26" office:value-type="float" office:value="0.112" calcext:value-type="float">
            <text:p>0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7" office:value-type="float" office:value="0.098" calcext:value-type="float">
            <text:p>0.098</text:p>
          </table:table-cell>
          <table:table-cell table:style-name="ce26" office:value-type="float" office:value="0.1204" calcext:value-type="float">
            <text:p>0.1204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53" calcext:value-type="float">
            <text:p>0.0953</text:p>
          </table:table-cell>
          <table:table-cell table:style-name="ce29" office:value-type="float" office:value="0.1279" calcext:value-type="float">
            <text:p>0.1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office:value-type="float" office:value="0.086" calcext:value-type="float">
            <text:p>0.086</text:p>
          </table:table-cell>
          <table:table-cell office:value-type="float" office:value="0.1514" calcext:value-type="float">
            <text:p>0.1514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9" office:value-type="float" office:value="0.0896" calcext:value-type="float">
            <text:p>0.0896</text:p>
          </table:table-cell>
          <table:table-cell table:style-name="ce29" office:value-type="float" office:value="0.1497" calcext:value-type="float">
            <text:p>0.1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7" office:value-type="float" office:value="0.1101" calcext:value-type="float">
            <text:p>0.1101</text:p>
          </table:table-cell>
          <table:table-cell table:style-name="ce27" office:value-type="float" office:value="0.1377" calcext:value-type="float">
            <text:p>0.1377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221" calcext:value-type="float">
            <text:p>0.1221</text:p>
          </table:table-cell>
          <table:table-cell table:style-name="ce29" office:value-type="float" office:value="0.1443" calcext:value-type="float">
            <text:p>0.14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7" office:value-type="float" office:value="0.1109" calcext:value-type="float">
            <text:p>0.1109</text:p>
          </table:table-cell>
          <table:table-cell table:style-name="ce27" office:value-type="float" office:value="0.1528" calcext:value-type="float">
            <text:p>0.152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97" calcext:value-type="float">
            <text:p>0.097</text:p>
          </table:table-cell>
          <table:table-cell table:style-name="ce29" office:value-type="float" office:value="0.1192" calcext:value-type="float">
            <text:p>0.1192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8:.B22])" office:value-type="float" office:value="0.09534" calcext:value-type="float">
            <text:p>0.09534</text:p>
          </table:table-cell>
          <table:table-cell table:style-name="ce36" table:formula="of:=AVERAGE([.C18:.C22])" office:value-type="float" office:value="0.13694" calcext:value-type="float">
            <text:p>0.13694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8:.F22])" office:value-type="float" office:value="0.0957" calcext:value-type="float">
            <text:p>0.0957</text:p>
          </table:table-cell>
          <table:table-cell table:style-name="ce36" table:formula="of:=AVERAGE([.G18:.G22])" office:value-type="float" office:value="0.13062" calcext:value-type="float">
            <text:p>0.1306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8:.B22])" office:value-type="float" office:value="0.0166818164478572" calcext:value-type="float">
            <text:p>0.0166818164478572</text:p>
          </table:table-cell>
          <table:table-cell table:style-name="ce36" table:formula="of:=COM.MICROSOFT.STDEV.S([.C18:.C22])" office:value-type="float" office:value="0.0153801170346652" calcext:value-type="float">
            <text:p>0.0153801170346652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8:.F22])" office:value-type="float" office:value="0.0172152548630568" calcext:value-type="float">
            <text:p>0.0172152548630568</text:p>
          </table:table-cell>
          <table:table-cell table:style-name="ce36" table:formula="of:=COM.MICROSOFT.STDEV.S([.G18:.G22])" office:value-type="float" office:value="0.0160912087799519" calcext:value-type="float">
            <text:p>0.0160912087799519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6" office:value-type="float" office:value="0.0844" calcext:value-type="float">
            <text:p>0.0844</text:p>
          </table:table-cell>
          <table:table-cell table:style-name="ce27" office:value-type="float" office:value="0.1486" calcext:value-type="float">
            <text:p>0.1486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6" office:value-type="float" office:value="0.0973" calcext:value-type="float">
            <text:p>0.0973</text:p>
          </table:table-cell>
          <table:table-cell table:style-name="ce29" office:value-type="float" office:value="0.0983" calcext:value-type="float">
            <text:p>0.09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7" office:value-type="float" office:value="0.1013" calcext:value-type="float">
            <text:p>0.1013</text:p>
          </table:table-cell>
          <table:table-cell table:style-name="ce26" office:value-type="float" office:value="0.1306" calcext:value-type="float">
            <text:p>0.1306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9" office:value-type="float" office:value="0.0911" calcext:value-type="float">
            <text:p>0.0911</text:p>
          </table:table-cell>
          <table:table-cell table:style-name="ce29" office:value-type="float" office:value="0.1434" calcext:value-type="float">
            <text:p>0.14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7" office:value-type="float" office:value="0.1493" calcext:value-type="float">
            <text:p>0.1493</text:p>
          </table:table-cell>
          <table:table-cell table:style-name="ce27" office:value-type="float" office:value="0.1406" calcext:value-type="float">
            <text:p>0.1406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358" calcext:value-type="float">
            <text:p>0.1358</text:p>
          </table:table-cell>
          <table:table-cell table:style-name="ce26" office:value-type="float" office:value="0.0973" calcext:value-type="float">
            <text:p>0.09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7" office:value-type="float" office:value="0.0974" calcext:value-type="float">
            <text:p>0.0974</text:p>
          </table:table-cell>
          <table:table-cell table:style-name="ce27" office:value-type="float" office:value="0.1664" calcext:value-type="float">
            <text:p>0.1664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0998" calcext:value-type="float">
            <text:p>0.0998</text:p>
          </table:table-cell>
          <table:table-cell table:style-name="ce29" office:value-type="float" office:value="0.1884" calcext:value-type="float">
            <text:p>0.1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7" office:value-type="float" office:value="0.116" calcext:value-type="float">
            <text:p>0.116</text:p>
          </table:table-cell>
          <table:table-cell table:style-name="ce27" office:value-type="float" office:value="0.1648" calcext:value-type="float">
            <text:p>0.164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032" calcext:value-type="float">
            <text:p>0.1032</text:p>
          </table:table-cell>
          <table:table-cell table:style-name="ce29" office:value-type="float" office:value="0.1334" calcext:value-type="float">
            <text:p>0.1334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6:.B30])" office:value-type="float" office:value="0.10968" calcext:value-type="float">
            <text:p>0.10968</text:p>
          </table:table-cell>
          <table:table-cell table:style-name="ce36" table:formula="of:=AVERAGE([.C26:.C30])" office:value-type="float" office:value="0.1502" calcext:value-type="float">
            <text:p>0.150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6:.F30])" office:value-type="float" office:value="0.10544" calcext:value-type="float">
            <text:p>0.10544</text:p>
          </table:table-cell>
          <table:table-cell table:style-name="ce36" table:formula="of:=AVERAGE([.G26:.G30])" office:value-type="float" office:value="0.13216" calcext:value-type="float">
            <text:p>0.1321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6:.B30])" office:value-type="float" office:value="0.0248484808388762" calcext:value-type="float">
            <text:p>0.0248484808388762</text:p>
          </table:table-cell>
          <table:table-cell table:style-name="ce36" table:formula="of:=COM.MICROSOFT.STDEV.S([.C26:.C30])" office:value-type="float" office:value="0.0154473298663555" calcext:value-type="float">
            <text:p>0.0154473298663555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6:.F30])" office:value-type="float" office:value="0.0175388996234085" calcext:value-type="float">
            <text:p>0.0175388996234085</text:p>
          </table:table-cell>
          <table:table-cell table:style-name="ce36" table:formula="of:=COM.MICROSOFT.STDEV.S([.G26:.G30])" office:value-type="float" office:value="0.0375916613093915" calcext:value-type="float">
            <text:p>0.0375916613093915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5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43" office:value-type="float" office:value="0.0748" calcext:value-type="float">
            <text:p>0.0748</text:p>
          </table:table-cell>
          <table:table-cell table:style-name="ce43" office:value-type="float" office:value="0.1176" calcext:value-type="float">
            <text:p>0.1176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37" office:value-type="float" office:value="0.0883" calcext:value-type="float">
            <text:p>0.0883</text:p>
          </table:table-cell>
          <table:table-cell table:style-name="ce37" office:value-type="float" office:value="0.1163" calcext:value-type="float">
            <text:p>0.1163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45" calcext:value-type="float">
            <text:p>0.0945</text:p>
          </table:table-cell>
          <table:table-cell table:style-name="ce29" office:value-type="float" office:value="0.1208" calcext:value-type="float">
            <text:p>0.120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6" office:value-type="float" office:value="0.0862" calcext:value-type="float">
            <text:p>0.0862</text:p>
          </table:table-cell>
          <table:table-cell table:style-name="ce29" office:value-type="float" office:value="0.1459" calcext:value-type="float">
            <text:p>0.1459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85" calcext:value-type="float">
            <text:p>0.0885</text:p>
          </table:table-cell>
          <table:table-cell table:style-name="ce29" office:value-type="float" office:value="0.1514" calcext:value-type="float">
            <text:p>0.151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81" calcext:value-type="float">
            <text:p>0.0881</text:p>
          </table:table-cell>
          <table:table-cell table:style-name="ce29" office:value-type="float" office:value="0.1312" calcext:value-type="float">
            <text:p>0.1312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121" calcext:value-type="float">
            <text:p>0.1121</text:p>
          </table:table-cell>
          <table:table-cell table:style-name="ce29" office:value-type="float" office:value="0.1394" calcext:value-type="float">
            <text:p>0.139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232" calcext:value-type="float">
            <text:p>0.1232</text:p>
          </table:table-cell>
          <table:table-cell table:style-name="ce29" office:value-type="float" office:value="0.1537" calcext:value-type="float">
            <text:p>0.1537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877" calcext:value-type="float">
            <text:p>0.0877</text:p>
          </table:table-cell>
          <table:table-cell table:style-name="ce29" office:value-type="float" office:value="0.1631" calcext:value-type="float">
            <text:p>0.1631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1061" calcext:value-type="float">
            <text:p>0.1061</text:p>
          </table:table-cell>
          <table:table-cell table:style-name="ce26" office:value-type="float" office:value="0.111" calcext:value-type="float">
            <text:p>0.111</text:p>
          </table:table-cell>
          <table:table-cell table:style-name="ce31"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4:.B38])" office:value-type="float" office:value="0.09152" calcext:value-type="float">
            <text:p>0.09152</text:p>
          </table:table-cell>
          <table:table-cell table:style-name="ce36" table:formula="of:=AVERAGE([.C34:.C38])" office:value-type="float" office:value="0.13846" calcext:value-type="float">
            <text:p>0.13846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34:.F38])" office:value-type="float" office:value="0.09838" calcext:value-type="float">
            <text:p>0.09838</text:p>
          </table:table-cell>
          <table:table-cell table:style-name="ce36" table:formula="of:=AVERAGE([.G34:.G38])" office:value-type="float" office:value="0.13162" calcext:value-type="float">
            <text:p>0.13162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4:.B38])" office:value-type="float" office:value="0.0135617845433409" calcext:value-type="float">
            <text:p>0.0135617845433409</text:p>
          </table:table-cell>
          <table:table-cell table:style-name="ce36" table:formula="of:=COM.MICROSOFT.STDEV.S([.C34:.C38])" office:value-type="float" office:value="0.0195094336155615" calcext:value-type="float">
            <text:p>0.0195094336155615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34:.F38])" office:value-type="float" office:value="0.0160566808525299" calcext:value-type="float">
            <text:p>0.0160566808525299</text:p>
          </table:table-cell>
          <table:table-cell table:style-name="ce36" table:formula="of:=COM.MICROSOFT.STDEV.S([.G34:.G38])" office:value-type="float" office:value="0.0183814308474613" calcext:value-type="float">
            <text:p>0.0183814308474613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7" office:value-type="float" office:value="0.109" calcext:value-type="float">
            <text:p>0.109</text:p>
          </table:table-cell>
          <table:table-cell table:style-name="ce29" office:value-type="float" office:value="0.1355" calcext:value-type="float">
            <text:p>0.1355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6" office:value-type="float" office:value="0.0958" calcext:value-type="float">
            <text:p>0.0958</text:p>
          </table:table-cell>
          <table:table-cell table:style-name="ce26" office:value-type="float" office:value="0.103" calcext:value-type="float">
            <text:p>0.103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948" calcext:value-type="float">
            <text:p>0.0948</text:p>
          </table:table-cell>
          <table:table-cell table:style-name="ce27" office:value-type="float" office:value="0.1809" calcext:value-type="float">
            <text:p>0.1809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9" office:value-type="float" office:value="0.1008" calcext:value-type="float">
            <text:p>0.1008</text:p>
          </table:table-cell>
          <table:table-cell office:value-type="float" office:value="0.1669" calcext:value-type="float">
            <text:p>0.1669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table:style-name="ce27" office:value-type="float" office:value="0.1243" calcext:value-type="float">
            <text:p>0.1243</text:p>
          </table:table-cell>
          <table:table-cell table:style-name="ce26" office:value-type="float" office:value="0.0996" calcext:value-type="float">
            <text:p>0.099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435" calcext:value-type="float">
            <text:p>0.1435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table:style-name="ce27" office:value-type="float" office:value="0.0954" calcext:value-type="float">
            <text:p>0.0954</text:p>
          </table:table-cell>
          <table:table-cell office:value-type="float" office:value="0.1816" calcext:value-type="float">
            <text:p>0.181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1947" calcext:value-type="float">
            <text:p>0.1947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ce29" office:value-type="float" office:value="0.1337" calcext:value-type="float">
            <text:p>0.1337</text:p>
          </table:table-cell>
          <table:table-cell table:style-name="ce29" office:value-type="float" office:value="0.1658" calcext:value-type="float">
            <text:p>0.165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1523" calcext:value-type="float">
            <text:p>0.1523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2:.B46])" office:value-type="float" office:value="0.11144" calcext:value-type="float">
            <text:p>0.11144</text:p>
          </table:table-cell>
          <table:table-cell table:style-name="ce36" table:formula="of:=AVERAGE([.C42:.C46])" office:value-type="float" office:value="0.15268" calcext:value-type="float">
            <text:p>0.15268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42:.F46])" office:value-type="float" office:value="0.10926" calcext:value-type="float">
            <text:p>0.10926</text:p>
          </table:table-cell>
          <table:table-cell table:style-name="ce36" table:formula="of:=AVERAGE([.G42:.G46])" office:value-type="float" office:value="0.15208" calcext:value-type="float">
            <text:p>0.15208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2:.B46])" office:value-type="float" office:value="0.0173278100174258" calcext:value-type="float">
            <text:p>0.0173278100174258</text:p>
          </table:table-cell>
          <table:table-cell table:style-name="ce36" table:formula="of:=COM.MICROSOFT.STDEV.S([.C42:.C46])" office:value-type="float" office:value="0.0350624728163888" calcext:value-type="float">
            <text:p>0.0350624728163888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42:.F46])" office:value-type="float" office:value="0.0134531780631938" calcext:value-type="float">
            <text:p>0.0134531780631938</text:p>
          </table:table-cell>
          <table:table-cell table:style-name="ce36" table:formula="of:=COM.MICROSOFT.STDEV.S([.G42:.G46])" office:value-type="float" office:value="0.0336102960415406" calcext:value-type="float">
            <text:p>0.0336102960415406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ResNet" table:style-name="ta1">
        <table:table-column table:style-name="co15" table:default-cell-style-name="Default"/>
        <table:table-column table:style-name="co2" table:default-cell-style-name="ce27"/>
        <table:table-column table:style-name="co16" table:default-cell-style-name="ce27"/>
        <table:table-column table:style-name="co17" table:default-cell-style-name="ce30"/>
        <table:table-column table:style-name="co18" table:default-cell-style-name="Default"/>
        <table:table-column table:style-name="co19" table:default-cell-style-name="ce27"/>
        <table:table-column table:style-name="co20" table:default-cell-style-name="ce27"/>
        <table:table-column table:style-name="co5" table:number-columns-repeated="1017" table:default-cell-style-name="Default"/>
        <table:table-row table:style-name="ro1">
          <table:table-cell table:style-name="ce22" office:value-type="string" calcext:value-type="string">
            <text:p>SR_x2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style-name="ce38"/>
          <table:table-cell table:style-name="ce22" office:value-type="string" calcext:value-type="string">
            <text:p>SR_x4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1194" calcext:value-type="float">
            <text:p>0.119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6" office:value-type="float" office:value="0.0596" calcext:value-type="float">
            <text:p>0.0596</text:p>
          </table:table-cell>
          <table:table-cell table:style-name="ce29" office:value-type="float" office:value="0.1221" calcext:value-type="float">
            <text:p>0.12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office:value-type="float" office:value="0.0899" calcext:value-type="float">
            <text:p>0.0899</text:p>
          </table:table-cell>
          <table:table-cell table:style-name="ce26" office:value-type="float" office:value="0.112" calcext:value-type="float">
            <text:p>0.112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86" calcext:value-type="float">
            <text:p>0.086</text:p>
          </table:table-cell>
          <table:table-cell table:style-name="ce26" office:value-type="float" office:value="0.1204" calcext:value-type="float">
            <text:p>0.1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6" office:value-type="float" office:value="0.0822" calcext:value-type="float">
            <text:p>0.0822</text:p>
          </table:table-cell>
          <table:table-cell office:value-type="float" office:value="0.1456" calcext:value-type="float">
            <text:p>0.1456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926" calcext:value-type="float">
            <text:p>0.0926</text:p>
          </table:table-cell>
          <table:table-cell table:style-name="ce29" office:value-type="float" office:value="0.1331" calcext:value-type="float">
            <text:p>0.1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1266" calcext:value-type="float">
            <text:p>0.1266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108" calcext:value-type="float">
            <text:p>0.1108</text:p>
          </table:table-cell>
          <table:table-cell table:style-name="ce29" office:value-type="float" office:value="0.1781" calcext:value-type="float">
            <text:p>0.17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1398" calcext:value-type="float">
            <text:p>0.1398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0941" calcext:value-type="float">
            <text:p>0.0941</text:p>
          </table:table-cell>
          <table:table-cell table:style-name="ce29" office:value-type="float" office:value="0.1384" calcext:value-type="float">
            <text:p>0.1384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:.B6])" office:value-type="float" office:value="0.10738" calcext:value-type="float">
            <text:p>0.10738</text:p>
          </table:table-cell>
          <table:table-cell table:style-name="ce36" table:formula="of:=AVERAGE([.C2:.C6])" office:value-type="float" office:value="0.12868" calcext:value-type="float">
            <text:p>0.12868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:.F6])" office:value-type="float" office:value="0.08862" calcext:value-type="float">
            <text:p>0.08862</text:p>
          </table:table-cell>
          <table:table-cell table:style-name="ce36" table:formula="of:=AVERAGE([.G2:.G6])" office:value-type="float" office:value="0.13842" calcext:value-type="float">
            <text:p>0.1384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:.B6])" office:value-type="float" office:value="0.0272431092204983" calcext:value-type="float">
            <text:p>0.0272431092204983</text:p>
          </table:table-cell>
          <table:table-cell table:style-name="ce36" table:formula="of:=COM.MICROSOFT.STDEV.S([.C2:.C6])" office:value-type="float" office:value="0.0139517740807397" calcext:value-type="float">
            <text:p>0.0139517740807397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:.F6])" office:value-type="float" office:value="0.0186202040805143" calcext:value-type="float">
            <text:p>0.0186202040805143</text:p>
          </table:table-cell>
          <table:table-cell table:style-name="ce36" table:formula="of:=COM.MICROSOFT.STDEV.S([.G2:.G6])" office:value-type="float" office:value="0.0234193723229296" calcext:value-type="float">
            <text:p>0.0234193723229296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5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54" calcext:value-type="float">
            <text:p>0.145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26" office:value-type="float" office:value="0.0876" calcext:value-type="float">
            <text:p>0.0876</text:p>
          </table:table-cell>
          <table:table-cell table:style-name="ce26" office:value-type="float" office:value="0.119" calcext:value-type="float">
            <text:p>0.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6" office:value-type="float" office:value="0.0852" calcext:value-type="float">
            <text:p>0.0852</text:p>
          </table:table-cell>
          <table:table-cell table:style-name="ce26" office:value-type="float" office:value="0.1284" calcext:value-type="float">
            <text:p>0.128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9" office:value-type="float" office:value="0.1078" calcext:value-type="float">
            <text:p>0.1078</text:p>
          </table:table-cell>
          <table:table-cell table:style-name="ce29" office:value-type="float" office:value="0.1393" calcext:value-type="float">
            <text:p>0.1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706" calcext:value-type="float">
            <text:p>0.1706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408" calcext:value-type="float">
            <text:p>0.1408</text:p>
          </table:table-cell>
          <table:table-cell table:style-name="ce29" office:value-type="float" office:value="0.1706" calcext:value-type="float">
            <text:p>0.17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1798" calcext:value-type="float">
            <text:p>0.1798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0961" calcext:value-type="float">
            <text:p>0.0961</text:p>
          </table:table-cell>
          <table:table-cell table:style-name="ce29" office:value-type="float" office:value="0.1707" calcext:value-type="float">
            <text:p>0.1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office:value-type="float" office:value="0.1379" calcext:value-type="float">
            <text:p>0.1379</text:p>
          </table:table-cell>
          <table:table-cell office:value-type="float" office:value="0.1416" calcext:value-type="float">
            <text:p>0.1416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0938" calcext:value-type="float">
            <text:p>0.0938</text:p>
          </table:table-cell>
          <table:table-cell table:style-name="ce29" office:value-type="float" office:value="0.1317" calcext:value-type="float">
            <text:p>0.1317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0:.B14])" office:value-type="float" office:value="0.11366" calcext:value-type="float">
            <text:p>0.11366</text:p>
          </table:table-cell>
          <table:table-cell table:style-name="ce36" table:formula="of:=AVERAGE([.C10:.C14])" office:value-type="float" office:value="0.15316" calcext:value-type="float">
            <text:p>0.15316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0:.F14])" office:value-type="float" office:value="0.10522" calcext:value-type="float">
            <text:p>0.10522</text:p>
          </table:table-cell>
          <table:table-cell table:style-name="ce36" table:formula="of:=AVERAGE([.G10:.G14])" office:value-type="float" office:value="0.14626" calcext:value-type="float">
            <text:p>0.14626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0:.B14])" office:value-type="float" office:value="0.0284260971644016" calcext:value-type="float">
            <text:p>0.0284260971644016</text:p>
          </table:table-cell>
          <table:table-cell table:style-name="ce36" table:formula="of:=COM.MICROSOFT.STDEV.S([.C10:.C14])" office:value-type="float" office:value="0.0213351353405597" calcext:value-type="float">
            <text:p>0.0213351353405597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0:.F14])" office:value-type="float" office:value="0.02119344238202" calcext:value-type="float">
            <text:p>0.02119344238202</text:p>
          </table:table-cell>
          <table:table-cell table:style-name="ce36" table:formula="of:=COM.MICROSOFT.STDEV.S([.G10:.G14])" office:value-type="float" office:value="0.0234162977432386" calcext:value-type="float">
            <text:p>0.0234162977432386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3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698" calcext:value-type="float">
            <text:p>0.0698</text:p>
          </table:table-cell>
          <table:table-cell table:style-name="ce26" office:value-type="float" office:value="0.1182" calcext:value-type="float">
            <text:p>0.1182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26" office:value-type="float" office:value="0.0741" calcext:value-type="float">
            <text:p>0.0741</text:p>
          </table:table-cell>
          <table:table-cell table:style-name="ce29" office:value-type="float" office:value="0.1204" calcext:value-type="float">
            <text:p>0.12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1268" calcext:value-type="float">
            <text:p>0.1268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75" calcext:value-type="float">
            <text:p>0.0975</text:p>
          </table:table-cell>
          <table:table-cell table:style-name="ce26" office:value-type="float" office:value="0.1201" calcext:value-type="float">
            <text:p>0.12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ce29" office:value-type="float" office:value="0.077" calcext:value-type="float">
            <text:p>0.077</text:p>
          </table:table-cell>
          <table:table-cell table:style-name="ce29" office:value-type="float" office:value="0.1584" calcext:value-type="float">
            <text:p>0.15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1278" calcext:value-type="float">
            <text:p>0.127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241" calcext:value-type="float">
            <text:p>0.1241</text:p>
          </table:table-cell>
          <table:table-cell table:style-name="ce29" office:value-type="float" office:value="0.1303" calcext:value-type="float">
            <text:p>0.1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29" calcext:value-type="float">
            <text:p>0.1329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992" calcext:value-type="float">
            <text:p>0.0992</text:p>
          </table:table-cell>
          <table:table-cell table:style-name="ce29" office:value-type="float" office:value="0.1433" calcext:value-type="float">
            <text:p>0.1433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8:.B22])" office:value-type="float" office:value="0.0912" calcext:value-type="float">
            <text:p>0.0912</text:p>
          </table:table-cell>
          <table:table-cell table:style-name="ce36" table:formula="of:=AVERAGE([.C18:.C22])" office:value-type="float" office:value="0.12492" calcext:value-type="float">
            <text:p>0.1249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8:.F22])" office:value-type="float" office:value="0.09438" calcext:value-type="float">
            <text:p>0.09438</text:p>
          </table:table-cell>
          <table:table-cell table:style-name="ce36" table:formula="of:=AVERAGE([.G18:.G22])" office:value-type="float" office:value="0.1345" calcext:value-type="float">
            <text:p>0.1345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8:.B22])" office:value-type="float" office:value="0.0189453160438141" calcext:value-type="float">
            <text:p>0.0189453160438141</text:p>
          </table:table-cell>
          <table:table-cell table:style-name="ce36" table:formula="of:=COM.MICROSOFT.STDEV.S([.C18:.C22])" office:value-type="float" office:value="0.00626314617424821" calcext:value-type="float">
            <text:p>0.00626314617424821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8:.F22])" office:value-type="float" office:value="0.0201840778833218" calcext:value-type="float">
            <text:p>0.0201840778833218</text:p>
          </table:table-cell>
          <table:table-cell table:style-name="ce36" table:formula="of:=COM.MICROSOFT.STDEV.S([.G18:.G22])" office:value-type="float" office:value="0.0163742175385574" calcext:value-type="float">
            <text:p>0.0163742175385574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5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6" office:value-type="float" office:value="0.0856" calcext:value-type="float">
            <text:p>0.0856</text:p>
          </table:table-cell>
          <table:table-cell office:value-type="float" office:value="0.1283" calcext:value-type="float">
            <text:p>0.1283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26" office:value-type="float" office:value="0.1041" calcext:value-type="float">
            <text:p>0.1041</text:p>
          </table:table-cell>
          <table:table-cell table:style-name="ce26" office:value-type="float" office:value="0.1163" calcext:value-type="float">
            <text:p>0.1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4" calcext:value-type="float">
            <text:p>0.1284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9" office:value-type="float" office:value="0.1146" calcext:value-type="float">
            <text:p>0.1146</text:p>
          </table:table-cell>
          <table:table-cell table:style-name="ce29" office:value-type="float" office:value="0.1435" calcext:value-type="float">
            <text:p>0.14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177" calcext:value-type="float">
            <text:p>0.177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405" calcext:value-type="float">
            <text:p>0.1405</text:p>
          </table:table-cell>
          <table:table-cell table:style-name="ce29" office:value-type="float" office:value="0.1308" calcext:value-type="float">
            <text:p>0.1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1918" calcext:value-type="float">
            <text:p>0.191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107" calcext:value-type="float">
            <text:p>0.107</text:p>
          </table:table-cell>
          <table:table-cell table:style-name="ce29" office:value-type="float" office:value="0.1735" calcext:value-type="float">
            <text:p>0.1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office:value-type="float" office:value="0.1313" calcext:value-type="float">
            <text:p>0.1313</text:p>
          </table:table-cell>
          <table:table-cell table:style-name="ce26" office:value-type="float" office:value="0.1198" calcext:value-type="float">
            <text:p>0.1198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11" calcext:value-type="float">
            <text:p>0.111</text:p>
          </table:table-cell>
          <table:table-cell table:style-name="ce29" office:value-type="float" office:value="0.1459" calcext:value-type="float">
            <text:p>0.1459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6:.B30])" office:value-type="float" office:value="0.11296" calcext:value-type="float">
            <text:p>0.11296</text:p>
          </table:table-cell>
          <table:table-cell table:style-name="ce36" table:formula="of:=AVERAGE([.C26:.C30])" office:value-type="float" office:value="0.14906" calcext:value-type="float">
            <text:p>0.14906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6:.F30])" office:value-type="float" office:value="0.11544" calcext:value-type="float">
            <text:p>0.11544</text:p>
          </table:table-cell>
          <table:table-cell table:style-name="ce36" table:formula="of:=AVERAGE([.G26:.G30])" office:value-type="float" office:value="0.142" calcext:value-type="float">
            <text:p>0.14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6:.B30])" office:value-type="float" office:value="0.0260492418315774" calcext:value-type="float">
            <text:p>0.0260492418315774</text:p>
          </table:table-cell>
          <table:table-cell table:style-name="ce36" table:formula="of:=COM.MICROSOFT.STDEV.S([.C26:.C30])" office:value-type="float" office:value="0.0328683434325492" calcext:value-type="float">
            <text:p>0.0328683434325492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6:.F30])" office:value-type="float" office:value="0.0145623830467407" calcext:value-type="float">
            <text:p>0.0145623830467407</text:p>
          </table:table-cell>
          <table:table-cell table:style-name="ce36" table:formula="of:=COM.MICROSOFT.STDEV.S([.G26:.G30])" office:value-type="float" office:value="0.021187496312684" calcext:value-type="float">
            <text:p>0.021187496312684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9" office:value-type="float" office:value="0.1261" calcext:value-type="float">
            <text:p>0.1261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26" office:value-type="float" office:value="0.069" calcext:value-type="float">
            <text:p>0.069</text:p>
          </table:table-cell>
          <table:table-cell table:style-name="ce26" office:value-type="float" office:value="0.1244" calcext:value-type="float">
            <text:p>0.124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884" calcext:value-type="float">
            <text:p>0.0884</text:p>
          </table:table-cell>
          <table:table-cell table:style-name="ce26" office:value-type="float" office:value="0.1244" calcext:value-type="float">
            <text:p>0.124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Default" office:value-type="float" office:value="0.0902" calcext:value-type="float">
            <text:p>0.0902</text:p>
          </table:table-cell>
          <table:table-cell table:style-name="Default" office:value-type="float" office:value="0.1412" calcext:value-type="float">
            <text:p>0.1412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07" calcext:value-type="float">
            <text:p>0.0807</text:p>
          </table:table-cell>
          <table:table-cell table:style-name="ce29" office:value-type="float" office:value="0.1856" calcext:value-type="float">
            <text:p>0.185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813" calcext:value-type="float">
            <text:p>0.0813</text:p>
          </table:table-cell>
          <table:table-cell table:style-name="ce29" office:value-type="float" office:value="0.1757" calcext:value-type="float">
            <text:p>0.1757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219" calcext:value-type="float">
            <text:p>0.1219</text:p>
          </table:table-cell>
          <table:table-cell table:style-name="ce29" office:value-type="float" office:value="0.1318" calcext:value-type="float">
            <text:p>0.131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137" calcext:value-type="float">
            <text:p>0.1137</text:p>
          </table:table-cell>
          <table:table-cell table:style-name="ce29" office:value-type="float" office:value="0.1776" calcext:value-type="float">
            <text:p>0.1776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1008" calcext:value-type="float">
            <text:p>0.1008</text:p>
          </table:table-cell>
          <table:table-cell table:style-name="ce29" office:value-type="float" office:value="0.1277" calcext:value-type="float">
            <text:p>0.1277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0889" calcext:value-type="float">
            <text:p>0.0889</text:p>
          </table:table-cell>
          <table:table-cell table:style-name="ce29" office:value-type="float" office:value="0.1359" calcext:value-type="float">
            <text:p>0.1359</text:p>
          </table:table-cell>
          <table:table-cell table:style-name="ce31"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4:.B38])" office:value-type="float" office:value="0.09376" calcext:value-type="float">
            <text:p>0.09376</text:p>
          </table:table-cell>
          <table:table-cell table:style-name="ce36" table:formula="of:=AVERAGE([.C34:.C38])" office:value-type="float" office:value="0.13912" calcext:value-type="float">
            <text:p>0.13912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34:.F38])" office:value-type="float" office:value="0.08862" calcext:value-type="float">
            <text:p>0.08862</text:p>
          </table:table-cell>
          <table:table-cell table:style-name="ce36" table:formula="of:=AVERAGE([.G34:.G38])" office:value-type="float" office:value="0.15096" calcext:value-type="float">
            <text:p>0.15096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4:.B38])" office:value-type="float" office:value="0.0181769909500995" calcext:value-type="float">
            <text:p>0.0181769909500995</text:p>
          </table:table-cell>
          <table:table-cell table:style-name="ce36" table:formula="of:=COM.MICROSOFT.STDEV.S([.C34:.C38])" office:value-type="float" office:value="0.0261275142330839" calcext:value-type="float">
            <text:p>0.0261275142330839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34:.F38])" office:value-type="float" office:value="0.0163562526270537" calcext:value-type="float">
            <text:p>0.0163562526270537</text:p>
          </table:table-cell>
          <table:table-cell table:style-name="ce36" table:formula="of:=COM.MICROSOFT.STDEV.S([.G34:.G38])" office:value-type="float" office:value="0.024234541464612" calcext:value-type="float">
            <text:p>0.024234541464612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5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9" office:value-type="float" office:value="0.0865" calcext:value-type="float">
            <text:p>0.0865</text:p>
          </table:table-cell>
          <table:table-cell table:style-name="ce29" office:value-type="float" office:value="0.1398" calcext:value-type="float">
            <text:p>0.139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9" office:value-type="float" office:value="0.0956" calcext:value-type="float">
            <text:p>0.0956</text:p>
          </table:table-cell>
          <table:table-cell table:style-name="ce29" office:value-type="float" office:value="0.1272" calcext:value-type="float">
            <text:p>0.127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822" calcext:value-type="float">
            <text:p>0.0822</text:p>
          </table:table-cell>
          <table:table-cell office:value-type="float" office:value="0.1373" calcext:value-type="float">
            <text:p>0.1373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809" calcext:value-type="float">
            <text:p>0.0809</text:p>
          </table:table-cell>
          <table:table-cell office:value-type="float" office:value="0.1516" calcext:value-type="float">
            <text:p>0.1516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297" calcext:value-type="float">
            <text:p>0.1297</text:p>
          </table:table-cell>
          <table:table-cell table:style-name="ce26" office:value-type="float" office:value="0.0936" calcext:value-type="float">
            <text:p>0.0936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496" calcext:value-type="float">
            <text:p>0.1496</text:p>
          </table:table-cell>
          <table:table-cell table:style-name="ce26" office:value-type="float" office:value="0.122" calcext:value-type="float">
            <text:p>0.12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8" calcext:value-type="float">
            <text:p>0.19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1775" calcext:value-type="float">
            <text:p>0.1775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1408" calcext:value-type="float">
            <text:p>0.140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1448" calcext:value-type="float">
            <text:p>0.1448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2:.B46])" office:value-type="float" office:value="0.10296" calcext:value-type="float">
            <text:p>0.10296</text:p>
          </table:table-cell>
          <table:table-cell table:style-name="ce36" table:formula="of:=AVERAGE([.C42:.C46])" office:value-type="float" office:value="0.1419" calcext:value-type="float">
            <text:p>0.1419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42:.F46])" office:value-type="float" office:value="0.10906" calcext:value-type="float">
            <text:p>0.10906</text:p>
          </table:table-cell>
          <table:table-cell table:style-name="ce36" table:formula="of:=AVERAGE([.G42:.G46])" office:value-type="float" office:value="0.14462" calcext:value-type="float">
            <text:p>0.14462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2:.B46])" office:value-type="float" office:value="0.0191828829950037" calcext:value-type="float">
            <text:p>0.0191828829950037</text:p>
          </table:table-cell>
          <table:table-cell table:style-name="ce36" table:formula="of:=COM.MICROSOFT.STDEV.S([.C42:.C46])" office:value-type="float" office:value="0.0371041776623603" calcext:value-type="float">
            <text:p>0.0371041776623603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42:.F46])" office:value-type="float" office:value="0.0268887151050399" calcext:value-type="float">
            <text:p>0.0268887151050399</text:p>
          </table:table-cell>
          <table:table-cell table:style-name="ce36" table:formula="of:=COM.MICROSOFT.STDEV.S([.G42:.G46])" office:value-type="float" office:value="0.0220508956734188" calcext:value-type="float">
            <text:p>0.0220508956734188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23" table:number-columns-repeated="2"/>
          <table:table-cell table:style-name="ce28" table:number-columns-repeated="2"/>
          <table:table-cell table:style-name="ce23"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T" table:style-name="ta1">
        <table:table-column table:style-name="co23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9" table:default-cell-style-name="ce27"/>
        <table:table-column table:style-name="co20" table:default-cell-style-name="ce27"/>
        <table:table-column table:style-name="co5" table:number-columns-repeated="1017" table:default-cell-style-name="Default"/>
        <table:table-row table:style-name="ro1">
          <table:table-cell table:style-name="ce22" office:value-type="string" calcext:value-type="string">
            <text:p>SR_x2</text:p>
          </table:table-cell>
          <table:table-cell table:style-name="ce32" office:value-type="string" calcext:value-type="string">
            <text:p>L1Loss -Val (Best)</text:p>
          </table:table-cell>
          <table:table-cell table:style-name="ce32" office:value-type="string" calcext:value-type="string">
            <text:p>L1Loss -Test</text:p>
          </table:table-cell>
          <table:table-cell table:style-name="ce38"/>
          <table:table-cell table:style-name="ce22" office:value-type="string" calcext:value-type="string">
            <text:p>SR_x4</text:p>
          </table:table-cell>
          <table:table-cell table:style-name="ce24" office:value-type="string" calcext:value-type="string">
            <text:p>L1Loss -Val (Best)</text:p>
          </table:table-cell>
          <table:table-cell table:style-name="ce24" office:value-type="string" calcext:value-type="string">
            <text:p>L1Loss -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27" office:value-type="float" office:value="0.0644" calcext:value-type="float">
            <text:p>0.0644</text:p>
          </table:table-cell>
          <table:table-cell table:style-name="ce27" office:value-type="float" office:value="0.1067" calcext:value-type="float">
            <text:p>0.1067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1]</text:span></text:p>
          </table:table-cell>
          <table:table-cell table:style-name="ce41" office:value-type="float" office:value="0.0623" calcext:value-type="float">
            <text:p>0.0623</text:p>
          </table:table-cell>
          <table:table-cell table:style-name="Default" office:value-type="float" office:value="0.1448" calcext:value-type="float">
            <text:p>0.1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7" office:value-type="float" office:value="0.0975" calcext:value-type="float">
            <text:p>0.0975</text:p>
          </table:table-cell>
          <table:table-cell table:style-name="ce26" office:value-type="float" office:value="0.1163" calcext:value-type="float">
            <text:p>0.116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2]</text:span></text:p>
          </table:table-cell>
          <table:table-cell table:style-name="ce29" office:value-type="float" office:value="0.0858" calcext:value-type="float">
            <text:p>0.0858</text:p>
          </table:table-cell>
          <table:table-cell table:style-name="ce26" office:value-type="float" office:value="0.114" calcext:value-type="float">
            <text:p>0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6" office:value-type="float" office:value="0.0775" calcext:value-type="float">
            <text:p>0.0775</text:p>
          </table:table-cell>
          <table:table-cell table:style-name="ce27" office:value-type="float" office:value="0.1349" calcext:value-type="float">
            <text:p>0.1349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3]</text:span></text:p>
          </table:table-cell>
          <table:table-cell table:style-name="ce29" office:value-type="float" office:value="0.0816" calcext:value-type="float">
            <text:p>0.0816</text:p>
          </table:table-cell>
          <table:table-cell table:style-name="ce29" office:value-type="float" office:value="0.136" calcext:value-type="float">
            <text:p>0.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7" office:value-type="float" office:value="0.1066" calcext:value-type="float">
            <text:p>0.1066</text:p>
          </table:table-cell>
          <table:table-cell table:style-name="ce27" office:value-type="float" office:value="0.1334" calcext:value-type="float">
            <text:p>0.133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4]</text:span></text:p>
          </table:table-cell>
          <table:table-cell table:style-name="ce29" office:value-type="float" office:value="0.1033" calcext:value-type="float">
            <text:p>0.1033</text:p>
          </table:table-cell>
          <table:table-cell table:style-name="ce29" office:value-type="float" office:value="0.1402" calcext:value-type="float">
            <text:p>0.1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2">left_eyes </text:span><text:span text:style-name="T3">[Fold-5</text:span></text:p>
          </table:table-cell>
          <table:table-cell table:style-name="ce27" office:value-type="float" office:value="0.1079" calcext:value-type="float">
            <text:p>0.1079</text:p>
          </table:table-cell>
          <table:table-cell table:style-name="ce27" office:value-type="float" office:value="0.1344" calcext:value-type="float">
            <text:p>0.134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2">left_eyes </text:span><text:span text:style-name="T3">[Fold-5]</text:span></text:p>
          </table:table-cell>
          <table:table-cell table:style-name="ce29" office:value-type="float" office:value="0.1094" calcext:value-type="float">
            <text:p>0.1094</text:p>
          </table:table-cell>
          <table:table-cell table:style-name="ce29" office:value-type="float" office:value="0.1304" calcext:value-type="float">
            <text:p>0.1304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:.B6])" office:value-type="float" office:value="0.09078" calcext:value-type="float">
            <text:p>0.09078</text:p>
          </table:table-cell>
          <table:table-cell table:style-name="ce36" table:formula="of:=AVERAGE([.C2:.C6])" office:value-type="float" office:value="0.12514" calcext:value-type="float">
            <text:p>0.12514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:.F6])" office:value-type="float" office:value="0.08848" calcext:value-type="float">
            <text:p>0.08848</text:p>
          </table:table-cell>
          <table:table-cell table:style-name="ce36" table:formula="of:=AVERAGE([.G2:.G6])" office:value-type="float" office:value="0.13308" calcext:value-type="float">
            <text:p>0.13308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:.B6])" office:value-type="float" office:value="0.0191101282046982" calcext:value-type="float">
            <text:p>0.0191101282046982</text:p>
          </table:table-cell>
          <table:table-cell table:style-name="ce36" table:formula="of:=COM.MICROSOFT.STDEV.S([.C2:.C6])" office:value-type="float" office:value="0.0129171591303971" calcext:value-type="float">
            <text:p>0.0129171591303971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:.F6])" office:value-type="float" office:value="0.0186894890245828" calcext:value-type="float">
            <text:p>0.0186894890245828</text:p>
          </table:table-cell>
          <table:table-cell table:style-name="ce36" table:formula="of:=COM.MICROSOFT.STDEV.S([.G2:.G6])" office:value-type="float" office:value="0.0119143610823241" calcext:value-type="float">
            <text:p>0.0119143610823241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41" office:value-type="float" office:value="0.0842" calcext:value-type="float">
            <text:p>0.0842</text:p>
          </table:table-cell>
          <table:table-cell table:style-name="ce27" office:value-type="float" office:value="0.139" calcext:value-type="float">
            <text:p>0.139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1]</text:span></text:p>
          </table:table-cell>
          <table:table-cell table:style-name="ce41" office:value-type="float" office:value="0.0767" calcext:value-type="float">
            <text:p>0.0767</text:p>
          </table:table-cell>
          <table:table-cell table:style-name="Default" office:value-type="float" office:value="0.1387" calcext:value-type="float">
            <text:p>0.1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9" office:value-type="float" office:value="0.0899" calcext:value-type="float">
            <text:p>0.0899</text:p>
          </table:table-cell>
          <table:table-cell table:style-name="ce27" office:value-type="float" office:value="0.1343" calcext:value-type="float">
            <text:p>0.1343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2]</text:span></text:p>
          </table:table-cell>
          <table:table-cell table:style-name="ce29" office:value-type="float" office:value="0.0917" calcext:value-type="float">
            <text:p>0.0917</text:p>
          </table:table-cell>
          <table:table-cell table:style-name="ce29" office:value-type="float" office:value="0.159" calcext:value-type="float">
            <text:p>0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office:value-type="float" office:value="0.148" calcext:value-type="float">
            <text:p>0.148</text:p>
          </table:table-cell>
          <table:table-cell table:style-name="ce27" office:value-type="float" office:value="0.1415" calcext:value-type="float">
            <text:p>0.1415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3]</text:span></text:p>
          </table:table-cell>
          <table:table-cell table:style-name="ce29" office:value-type="float" office:value="0.1375" calcext:value-type="float">
            <text:p>0.1375</text:p>
          </table:table-cell>
          <table:table-cell table:style-name="ce29" office:value-type="float" office:value="0.1595" calcext:value-type="float">
            <text:p>0.15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7" office:value-type="float" office:value="0.0992" calcext:value-type="float">
            <text:p>0.0992</text:p>
          </table:table-cell>
          <table:table-cell table:style-name="ce27" office:value-type="float" office:value="0.2034" calcext:value-type="float">
            <text:p>0.203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4]</text:span></text:p>
          </table:table-cell>
          <table:table-cell table:style-name="ce29" office:value-type="float" office:value="0.1048" calcext:value-type="float">
            <text:p>0.1048</text:p>
          </table:table-cell>
          <table:table-cell table:style-name="ce29" office:value-type="float" office:value="0.1573" calcext:value-type="float">
            <text:p>0.15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7" office:value-type="float" office:value="0.1315" calcext:value-type="float">
            <text:p>0.1315</text:p>
          </table:table-cell>
          <table:table-cell table:style-name="ce26" office:value-type="float" office:value="0.1204" calcext:value-type="float">
            <text:p>0.1204</text:p>
          </table:table-cell>
          <table:table-cell table:style-name="ce39"/>
          <table:table-cell office:value-type="string" calcext:value-type="string">
            <text:p><text:span text:style-name="T1">ResNet18_</text:span><text:span text:style-name="T4">right_eyes </text:span><text:span text:style-name="T3">[Fold-5]</text:span></text:p>
          </table:table-cell>
          <table:table-cell table:style-name="ce29" office:value-type="float" office:value="0.1054" calcext:value-type="float">
            <text:p>0.1054</text:p>
          </table:table-cell>
          <table:table-cell table:style-name="ce26" office:value-type="float" office:value="0.1301" calcext:value-type="float">
            <text:p>0.130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0:.B14])" office:value-type="float" office:value="0.11056" calcext:value-type="float">
            <text:p>0.11056</text:p>
          </table:table-cell>
          <table:table-cell table:style-name="ce36" table:formula="of:=AVERAGE([.C10:.C14])" office:value-type="float" office:value="0.14772" calcext:value-type="float">
            <text:p>0.1477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0:.F14])" office:value-type="float" office:value="0.10322" calcext:value-type="float">
            <text:p>0.10322</text:p>
          </table:table-cell>
          <table:table-cell table:style-name="ce36" table:formula="of:=AVERAGE([.G10:.G14])" office:value-type="float" office:value="0.14892" calcext:value-type="float">
            <text:p>0.1489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0:.B14])" office:value-type="float" office:value="0.0277982553409382" calcext:value-type="float">
            <text:p>0.0277982553409382</text:p>
          </table:table-cell>
          <table:table-cell table:style-name="ce36" table:formula="of:=COM.MICROSOFT.STDEV.S([.C10:.C14])" office:value-type="float" office:value="0.0321771191998289" calcext:value-type="float">
            <text:p>0.0321771191998289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0:.F14])" office:value-type="float" office:value="0.0224632366323288" calcext:value-type="float">
            <text:p>0.0224632366323288</text:p>
          </table:table-cell>
          <table:table-cell table:style-name="ce36" table:formula="of:=COM.MICROSOFT.STDEV.S([.G10:.G14])" office:value-type="float" office:value="0.0136235824950708" calcext:value-type="float">
            <text:p>0.0136235824950708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41" office:value-type="float" office:value="0.0723" calcext:value-type="float">
            <text:p>0.0723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1]</text:span></text:p>
          </table:table-cell>
          <table:table-cell table:style-name="ce41" office:value-type="float" office:value="0.0678" calcext:value-type="float">
            <text:p>0.0678</text:p>
          </table:table-cell>
          <table:table-cell table:style-name="ce41" office:value-type="float" office:value="0.1184" calcext:value-type="float">
            <text:p>0.1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7" office:value-type="float" office:value="0.087" calcext:value-type="float">
            <text:p>0.087</text:p>
          </table:table-cell>
          <table:table-cell table:style-name="ce27" office:value-type="float" office:value="0.113" calcext:value-type="float">
            <text:p>0.113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2]</text:span></text:p>
          </table:table-cell>
          <table:table-cell table:style-name="ce29" office:value-type="float" office:value="0.0939" calcext:value-type="float">
            <text:p>0.0939</text:p>
          </table:table-cell>
          <table:table-cell table:style-name="ce29" office:value-type="float" office:value="0.1255" calcext:value-type="float">
            <text:p>0.1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office:value-type="float" office:value="0.0752" calcext:value-type="float">
            <text:p>0.0752</text:p>
          </table:table-cell>
          <table:table-cell table:style-name="ce41" office:value-type="float" office:value="0.1074" calcext:value-type="float">
            <text:p>0.1074</text:p>
          </table:table-cell>
          <table:table-cell/>
          <table:table-cell office:value-type="string" calcext:value-type="string">
            <text:p><text:span text:style-name="T1">ResNet50_</text:span><text:span text:style-name="T2">left_eyes </text:span><text:span text:style-name="T3">[Fold-3]</text:span></text:p>
          </table:table-cell>
          <table:table-cell table:style-name="Default" office:value-type="float" office:value="0.0846" calcext:value-type="float">
            <text:p>0.0846</text:p>
          </table:table-cell>
          <table:table-cell table:style-name="Default" office:value-type="float" office:value="0.1495" calcext:value-type="float">
            <text:p>0.14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7" office:value-type="float" office:value="0.1115" calcext:value-type="float">
            <text:p>0.1115</text:p>
          </table:table-cell>
          <table:table-cell table:style-name="ce27" office:value-type="float" office:value="0.1639" calcext:value-type="float">
            <text:p>0.1639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4]</text:span></text:p>
          </table:table-cell>
          <table:table-cell table:style-name="ce29" office:value-type="float" office:value="0.1151" calcext:value-type="float">
            <text:p>0.1151</text:p>
          </table:table-cell>
          <table:table-cell table:style-name="ce29" office:value-type="float" office:value="0.1282" calcext:value-type="float">
            <text:p>0.12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1413" calcext:value-type="float">
            <text:p>0.1413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2">left_eyes </text:span><text:span text:style-name="T3">[Fold-5]</text:span></text:p>
          </table:table-cell>
          <table:table-cell table:style-name="ce29" office:value-type="float" office:value="0.0981" calcext:value-type="float">
            <text:p>0.0981</text:p>
          </table:table-cell>
          <table:table-cell table:style-name="ce29" office:value-type="float" office:value="0.131" calcext:value-type="float">
            <text:p>0.131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18:.B22])" office:value-type="float" office:value="0.0946" calcext:value-type="float">
            <text:p>0.0946</text:p>
          </table:table-cell>
          <table:table-cell table:style-name="ce36" table:formula="of:=AVERAGE([.C18:.C22])" office:value-type="float" office:value="0.12772" calcext:value-type="float">
            <text:p>0.12772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18:.F22])" office:value-type="float" office:value="0.0919" calcext:value-type="float">
            <text:p>0.0919</text:p>
          </table:table-cell>
          <table:table-cell table:style-name="ce36" table:formula="of:=AVERAGE([.G18:.G22])" office:value-type="float" office:value="0.13052" calcext:value-type="float">
            <text:p>0.13052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18:.B22])" office:value-type="float" office:value="0.0238053565400731" calcext:value-type="float">
            <text:p>0.0238053565400731</text:p>
          </table:table-cell>
          <table:table-cell table:style-name="ce36" table:formula="of:=COM.MICROSOFT.STDEV.S([.C18:.C22])" office:value-type="float" office:value="0.0241850573702028" calcext:value-type="float">
            <text:p>0.0241850573702028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18:.F22])" office:value-type="float" office:value="0.0174268471043961" calcext:value-type="float">
            <text:p>0.0174268471043961</text:p>
          </table:table-cell>
          <table:table-cell table:style-name="ce36" table:formula="of:=COM.MICROSOFT.STDEV.S([.G18:.G22])" office:value-type="float" office:value="0.011596853021402" calcext:value-type="float">
            <text:p>0.011596853021402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1233" calcext:value-type="float">
            <text:p>0.1233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1]</text:span></text:p>
          </table:table-cell>
          <table:table-cell table:style-name="ce41" office:value-type="float" office:value="0.08" calcext:value-type="float">
            <text:p>0.08</text:p>
          </table:table-cell>
          <table:table-cell table:style-name="ce41" office:value-type="float" office:value="0.1145" calcext:value-type="float">
            <text:p>0.1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7" office:value-type="float" office:value="0.1078" calcext:value-type="float">
            <text:p>0.1078</text:p>
          </table:table-cell>
          <table:table-cell table:style-name="ce26" office:value-type="float" office:value="0.1211" calcext:value-type="float">
            <text:p>0.1211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2]</text:span></text:p>
          </table:table-cell>
          <table:table-cell table:style-name="ce29" office:value-type="float" office:value="0.0829" calcext:value-type="float">
            <text:p>0.0829</text:p>
          </table:table-cell>
          <table:table-cell table:style-name="ce29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7" office:value-type="float" office:value="0.1506" calcext:value-type="float">
            <text:p>0.1506</text:p>
          </table:table-cell>
          <table:table-cell table:style-name="ce27" office:value-type="float" office:value="0.1265" calcext:value-type="float">
            <text:p>0.1265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3]</text:span></text:p>
          </table:table-cell>
          <table:table-cell table:style-name="ce29" office:value-type="float" office:value="0.1545" calcext:value-type="float">
            <text:p>0.1545</text:p>
          </table:table-cell>
          <table:table-cell table:style-name="ce29" office:value-type="float" office:value="0.1385" calcext:value-type="float">
            <text:p>0.1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6" office:value-type="float" office:value="0.0908" calcext:value-type="float">
            <text:p>0.0908</text:p>
          </table:table-cell>
          <table:table-cell table:style-name="ce27" office:value-type="float" office:value="0.1751" calcext:value-type="float">
            <text:p>0.1751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4]</text:span></text:p>
          </table:table-cell>
          <table:table-cell table:style-name="ce29" office:value-type="float" office:value="0.103" calcext:value-type="float">
            <text:p>0.103</text:p>
          </table:table-cell>
          <table:table-cell table:style-name="ce29" office:value-type="float" office:value="0.1662" calcext:value-type="float">
            <text:p>0.1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7" office:value-type="float" office:value="0.1539" calcext:value-type="float">
            <text:p>0.1539</text:p>
          </table:table-cell>
          <table:table-cell table:style-name="ce27" office:value-type="float" office:value="0.1287" calcext:value-type="float">
            <text:p>0.1287</text:p>
          </table:table-cell>
          <table:table-cell table:style-name="ce39"/>
          <table:table-cell office:value-type="string" calcext:value-type="string">
            <text:p><text:span text:style-name="T1">ResNet50_</text:span><text:span text:style-name="T4">right_eyes </text:span><text:span text:style-name="T3">[Fold-5]</text:span></text:p>
          </table:table-cell>
          <table:table-cell table:style-name="ce29" office:value-type="float" office:value="0.1186" calcext:value-type="float">
            <text:p>0.1186</text:p>
          </table:table-cell>
          <table:table-cell table:style-name="ce29" office:value-type="float" office:value="0.1455" calcext:value-type="float">
            <text:p>0.1455</text:p>
          </table:table-cell>
          <table:table-cell table:number-columns-repeated="1017"/>
        </table:table-row>
        <table:table-row table:style-name="ro1">
          <table:table-cell table:style-name="ce40" office:value-type="string" calcext:value-type="string">
            <text:p>mean</text:p>
          </table:table-cell>
          <table:table-cell table:style-name="ce36" table:formula="of:=AVERAGE([.B26:.B30])" office:value-type="float" office:value="0.12" calcext:value-type="float">
            <text:p>0.12</text:p>
          </table:table-cell>
          <table:table-cell table:style-name="ce36" table:formula="of:=AVERAGE([.C26:.C30])" office:value-type="float" office:value="0.13494" calcext:value-type="float">
            <text:p>0.13494</text:p>
          </table:table-cell>
          <table:table-cell table:style-name="ce39"/>
          <table:table-cell table:style-name="ce40" office:value-type="string" calcext:value-type="string">
            <text:p>mean</text:p>
          </table:table-cell>
          <table:table-cell table:style-name="ce36" table:formula="of:=AVERAGE([.F26:.F30])" office:value-type="float" office:value="0.1078" calcext:value-type="float">
            <text:p>0.1078</text:p>
          </table:table-cell>
          <table:table-cell table:style-name="ce36" table:formula="of:=AVERAGE([.G26:.G30])" office:value-type="float" office:value="0.13794" calcext:value-type="float">
            <text:p>0.13794</text:p>
          </table:table-cell>
          <table:table-cell table:style-name="ce40" table:number-columns-repeated="1017"/>
        </table:table-row>
        <table:table-row table:style-name="ro1">
          <table:table-cell table:style-name="ce40" office:value-type="string" calcext:value-type="string">
            <text:p>std</text:p>
          </table:table-cell>
          <table:table-cell table:style-name="ce36" table:formula="of:=COM.MICROSOFT.STDEV.S([.B26:.B30])" office:value-type="float" office:value="0.0300859601807886" calcext:value-type="float">
            <text:p>0.0300859601807886</text:p>
          </table:table-cell>
          <table:table-cell table:style-name="ce36" table:formula="of:=COM.MICROSOFT.STDEV.S([.C26:.C30])" office:value-type="float" office:value="0.0226386395350957" calcext:value-type="float">
            <text:p>0.0226386395350957</text:p>
          </table:table-cell>
          <table:table-cell table:style-name="ce39"/>
          <table:table-cell table:style-name="ce40" office:value-type="string" calcext:value-type="string">
            <text:p>std</text:p>
          </table:table-cell>
          <table:table-cell table:style-name="ce36" table:formula="of:=COM.MICROSOFT.STDEV.S([.F26:.F30])" office:value-type="float" office:value="0.0304689185892772" calcext:value-type="float">
            <text:p>0.0304689185892772</text:p>
          </table:table-cell>
          <table:table-cell table:style-name="ce36" table:formula="of:=COM.MICROSOFT.STDEV.S([.G26:.G30])" office:value-type="float" office:value="0.0198303555187495" calcext:value-type="float">
            <text:p>0.0198303555187495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37" office:value-type="float" office:value="0.0848" calcext:value-type="float">
            <text:p>0.0848</text:p>
          </table:table-cell>
          <table:table-cell table:style-name="ce37" office:value-type="float" office:value="0.1245" calcext:value-type="float">
            <text:p>0.1245</text:p>
          </table:table-cell>
          <table:table-cell table:style-name="ce38"/>
          <table:table-cell table:style-name="ce33" office:value-type="string" calcext:value-type="string">
            <text:p><text:span text:style-name="T1">ResNet152_</text:span><text:span text:style-name="T2">left_eyes </text:span><text:span text:style-name="T3">[Fold-1]</text:span></text:p>
          </table:table-cell>
          <table:table-cell table:style-name="ce43" office:value-type="float" office:value="0.0645" calcext:value-type="float">
            <text:p>0.0645</text:p>
          </table:table-cell>
          <table:table-cell table:style-name="ce37" office:value-type="float" office:value="0.1356" calcext:value-type="float">
            <text:p>0.1356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" calcext:value-type="float">
            <text:p>0.09</text:p>
          </table:table-cell>
          <table:table-cell table:style-name="ce26" office:value-type="float" office:value="0.1208" calcext:value-type="float">
            <text:p>0.1208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2]</text:span></text:p>
          </table:table-cell>
          <table:table-cell table:style-name="ce29" office:value-type="float" office:value="0.0952" calcext:value-type="float">
            <text:p>0.0952</text:p>
          </table:table-cell>
          <table:table-cell table:style-name="ce29" office:value-type="float" office:value="0.1386" calcext:value-type="float">
            <text:p>0.1386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6" office:value-type="float" office:value="0.078" calcext:value-type="float">
            <text:p>0.078</text:p>
          </table:table-cell>
          <table:table-cell table:style-name="ce29" office:value-type="float" office:value="0.1401" calcext:value-type="float">
            <text:p>0.1401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3]</text:span></text:p>
          </table:table-cell>
          <table:table-cell table:style-name="ce29" office:value-type="float" office:value="0.0795" calcext:value-type="float">
            <text:p>0.0795</text:p>
          </table:table-cell>
          <table:table-cell table:style-name="ce29" office:value-type="float" office:value="0.1774" calcext:value-type="float">
            <text:p>0.177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129" calcext:value-type="float">
            <text:p>0.1129</text:p>
          </table:table-cell>
          <table:table-cell table:style-name="ce29" office:value-type="float" office:value="0.1645" calcext:value-type="float">
            <text:p>0.1645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4]</text:span></text:p>
          </table:table-cell>
          <table:table-cell table:style-name="ce29" office:value-type="float" office:value="0.1279" calcext:value-type="float">
            <text:p>0.1279</text:p>
          </table:table-cell>
          <table:table-cell table:style-name="ce29" office:value-type="float" office:value="0.1404" calcext:value-type="float">
            <text:p>0.1404</text:p>
          </table:table-cell>
          <table:table-cell table:style-name="ce31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1232" calcext:value-type="float">
            <text:p>0.1232</text:p>
          </table:table-cell>
          <table:table-cell table:style-name="ce29" office:value-type="float" office:value="0.1592" calcext:value-type="float">
            <text:p>0.159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2">left_eyes </text:span><text:span text:style-name="T3">[Fold-5]</text:span></text:p>
          </table:table-cell>
          <table:table-cell table:style-name="ce29" office:value-type="float" office:value="0.1032" calcext:value-type="float">
            <text:p>0.1032</text:p>
          </table:table-cell>
          <table:table-cell table:style-name="ce26" office:value-type="float" office:value="0.1353" calcext:value-type="float">
            <text:p>0.1353</text:p>
          </table:table-cell>
          <table:table-cell table:style-name="ce31"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34:.B38])" office:value-type="float" office:value="0.09778" calcext:value-type="float">
            <text:p>0.09778</text:p>
          </table:table-cell>
          <table:table-cell table:style-name="ce36" table:formula="of:=AVERAGE([.C34:.C38])" office:value-type="float" office:value="0.14182" calcext:value-type="float">
            <text:p>0.14182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34:.F38])" office:value-type="float" office:value="0.09406" calcext:value-type="float">
            <text:p>0.09406</text:p>
          </table:table-cell>
          <table:table-cell table:style-name="ce36" table:formula="of:=AVERAGE([.G34:.G38])" office:value-type="float" office:value="0.14546" calcext:value-type="float">
            <text:p>0.14546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34:.B38])" office:value-type="float" office:value="0.0193329252830502" calcext:value-type="float">
            <text:p>0.0193329252830502</text:p>
          </table:table-cell>
          <table:table-cell table:style-name="ce36" table:formula="of:=COM.MICROSOFT.STDEV.S([.C34:.C38])" office:value-type="float" office:value="0.0197561889037334" calcext:value-type="float">
            <text:p>0.0197561889037334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34:.F38])" office:value-type="float" office:value="0.0240612343823005" calcext:value-type="float">
            <text:p>0.0240612343823005</text:p>
          </table:table-cell>
          <table:table-cell table:style-name="ce36" table:formula="of:=COM.MICROSOFT.STDEV.S([.G34:.G38])" office:value-type="float" office:value="0.0179810455758279" calcext:value-type="float">
            <text:p>0.0179810455758279</text:p>
          </table:table-cell>
          <table:table-cell table:style-name="ce40" table:number-columns-repeated="1017"/>
        </table:table-row>
        <table:table-row table:style-name="ro1">
          <table:table-cell table:style-name="ce23"/>
          <table:table-cell table:style-name="ce28" table:number-columns-repeated="2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7" office:value-type="float" office:value="0.0996" calcext:value-type="float">
            <text:p>0.0996</text:p>
          </table:table-cell>
          <table:table-cell table:style-name="ce29" office:value-type="float" office:value="0.1312" calcext:value-type="float">
            <text:p>0.131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1]</text:span></text:p>
          </table:table-cell>
          <table:table-cell table:style-name="ce26" office:value-type="float" office:value="0.077" calcext:value-type="float">
            <text:p>0.077</text:p>
          </table:table-cell>
          <table:table-cell table:style-name="ce26" office:value-type="float" office:value="0.1065" calcext:value-type="float">
            <text:p>0.1065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6" office:value-type="float" office:value="0.0751" calcext:value-type="float">
            <text:p>0.0751</text:p>
          </table:table-cell>
          <table:table-cell table:style-name="ce27" office:value-type="float" office:value="0.1302" calcext:value-type="float">
            <text:p>0.130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2]</text:span></text:p>
          </table:table-cell>
          <table:table-cell table:style-name="ce29" office:value-type="float" office:value="0.0923" calcext:value-type="float">
            <text:p>0.0923</text:p>
          </table:table-cell>
          <table:table-cell office:value-type="float" office:value="0.1381" calcext:value-type="float">
            <text:p>0.1381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1244" calcext:value-type="float">
            <text:p>0.1244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3]</text:span>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392" calcext:value-type="float">
            <text:p>0.139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table:style-name="ce27" office:value-type="float" office:value="0.0983" calcext:value-type="float">
            <text:p>0.0983</text:p>
          </table:table-cell>
          <table:table-cell table:style-name="ce27" office:value-type="float" office:value="0.2069" calcext:value-type="float">
            <text:p>0.2069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4]</text:span>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1722" calcext:value-type="float">
            <text:p>0.1722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table:style-name="ce29" office:value-type="float" office:value="0.1331" calcext:value-type="float">
            <text:p>0.1331</text:p>
          </table:table-cell>
          <table:table-cell table:style-name="ce26" office:value-type="float" office:value="0.1142" calcext:value-type="float">
            <text:p>0.1142</text:p>
          </table:table-cell>
          <table:table-cell table:style-name="ce39"/>
          <table:table-cell table:style-name="ce33" office:value-type="string" calcext:value-type="string">
            <text:p><text:span text:style-name="T1">ResNet152_</text:span><text:span text:style-name="T4">right_eyes </text:span><text:span text:style-name="T3">[Fold-5]</text:span></text:p>
          </table:table-cell>
          <table:table-cell office:value-type="float" office:value="0.1093" calcext:value-type="float">
            <text:p>0.1093</text:p>
          </table:table-cell>
          <table:table-cell office:value-type="float" office:value="0.1288" calcext:value-type="float">
            <text:p>0.1288</text:p>
          </table:table-cell>
          <table:table-cell table:number-columns-repeated="1017"/>
        </table:table-row>
        <table:table-row table:style-name="ro1">
          <table:table-cell table:style-name="ce34" office:value-type="string" calcext:value-type="string">
            <text:p>mean</text:p>
          </table:table-cell>
          <table:table-cell table:style-name="ce36" table:formula="of:=AVERAGE([.B42:.B46])" office:value-type="float" office:value="0.10668" calcext:value-type="float">
            <text:p>0.10668</text:p>
          </table:table-cell>
          <table:table-cell table:style-name="ce36" table:formula="of:=AVERAGE([.C42:.C46])" office:value-type="float" office:value="0.14138" calcext:value-type="float">
            <text:p>0.14138</text:p>
          </table:table-cell>
          <table:table-cell table:style-name="ce39"/>
          <table:table-cell table:style-name="ce34" office:value-type="string" calcext:value-type="string">
            <text:p>mean</text:p>
          </table:table-cell>
          <table:table-cell table:style-name="ce36" table:formula="of:=AVERAGE([.F42:.F46])" office:value-type="float" office:value="0.10424" calcext:value-type="float">
            <text:p>0.10424</text:p>
          </table:table-cell>
          <table:table-cell table:style-name="ce36" table:formula="of:=AVERAGE([.G42:.G46])" office:value-type="float" office:value="0.13696" calcext:value-type="float">
            <text:p>0.13696</text:p>
          </table:table-cell>
          <table:table-cell table:style-name="ce40" table:number-columns-repeated="1017"/>
        </table:table-row>
        <table:table-row table:style-name="ro1">
          <table:table-cell table:style-name="ce34" office:value-type="string" calcext:value-type="string">
            <text:p>std</text:p>
          </table:table-cell>
          <table:table-cell table:style-name="ce36" table:formula="of:=COM.MICROSOFT.STDEV.S([.B42:.B46])" office:value-type="float" office:value="0.0236687980260933" calcext:value-type="float">
            <text:p>0.0236687980260933</text:p>
          </table:table-cell>
          <table:table-cell table:style-name="ce36" table:formula="of:=COM.MICROSOFT.STDEV.S([.C42:.C46])" office:value-type="float" office:value="0.0372443552770081" calcext:value-type="float">
            <text:p>0.0372443552770081</text:p>
          </table:table-cell>
          <table:table-cell table:style-name="ce39"/>
          <table:table-cell table:style-name="ce34" office:value-type="string" calcext:value-type="string">
            <text:p>std</text:p>
          </table:table-cell>
          <table:table-cell table:style-name="ce36" table:formula="of:=COM.MICROSOFT.STDEV.S([.F42:.F46])" office:value-type="float" office:value="0.0261833534903381" calcext:value-type="float">
            <text:p>0.0261833534903381</text:p>
          </table:table-cell>
          <table:table-cell table:style-name="ce36" table:formula="of:=COM.MICROSOFT.STDEV.S([.G42:.G46])" office:value-type="float" office:value="0.0236779010894125" calcext:value-type="float">
            <text:p>0.0236779010894125</text:p>
          </table:table-cell>
          <table:table-cell table:style-name="ce40" table:number-columns-repeated="1017"/>
        </table:table-row>
        <table:table-row table:style-name="ro1">
          <table:table-cell table:style-name="ce23" table:number-columns-repeated="3"/>
          <table:table-cell table:style-name="ce39"/>
          <table:table-cell table:style-name="ce23"/>
          <table:table-cell table:style-name="ce28" table:number-columns-repeated="2"/>
          <table:table-cell table:style-name="ce23"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CV" table:style-name="ta1">
        <table:table-column table:style-name="co24" table:default-cell-style-name="ce46"/>
        <table:table-column table:style-name="co25" table:default-cell-style-name="ce47"/>
        <table:table-column table:style-name="co5" table:number-columns-repeated="4" table:default-cell-style-name="Default"/>
        <table:table-column table:style-name="co26" table:default-cell-style-name="ce30"/>
        <table:table-column table:style-name="co5" table:number-columns-repeated="4" table:default-cell-style-name="Default"/>
        <table:table-column table:style-name="co25" table:default-cell-style-name="ce30"/>
        <table:table-column table:style-name="co5" table:number-columns-repeated="1012" table:default-cell-style-name="Default"/>
        <table:table-row table:style-name="ro1">
          <table:table-cell table:style-name="ce42" office:value-type="string" calcext:value-type="string">
            <text:p>PID</text:p>
          </table:table-cell>
          <table:table-cell table:style-name="ce48"/>
          <table:table-cell table:style-name="ce42" office:value-type="string" calcext:value-type="string" table:number-columns-spanned="4" table:number-rows-spanned="1">
            <text:p>ResNet18</text:p>
          </table:table-cell>
          <table:covered-table-cell table:number-columns-repeated="3" table:style-name="ce49"/>
          <table:table-cell table:style-name="ce50"/>
          <table:table-cell table:style-name="ce42" office:value-type="string" calcext:value-type="string" table:number-columns-spanned="4" table:number-rows-spanned="1">
            <text:p>ResNet50</text:p>
          </table:table-cell>
          <table:covered-table-cell table:number-columns-repeated="3" table:style-name="ce49"/>
          <table:table-cell table:style-name="ce50"/>
          <table:table-cell table:style-name="ce49" table:number-columns-repeated="1012"/>
        </table:table-row>
        <table:table-row table:style-name="ro1">
          <table:table-cell table:style-name="ce44"/>
          <table:table-cell table:style-name="ce48"/>
          <table:table-cell table:style-name="ce44" office:value-type="string" calcext:value-type="string" table:number-columns-spanned="2" table:number-rows-spanned="1">
            <text:p>Left Eye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Right Eyes</text:p>
          </table:table-cell>
          <table:covered-table-cell table:style-name="ce44"/>
          <table:table-cell table:style-name="ce48"/>
          <table:table-cell table:style-name="ce44" office:value-type="string" calcext:value-type="string" table:number-columns-spanned="2" table:number-rows-spanned="1">
            <text:p>Left Eyes</text:p>
          </table:table-cell>
          <table:covered-table-cell table:style-name="ce44"/>
          <table:table-cell table:style-name="ce44" office:value-type="string" calcext:value-type="string" table:number-columns-spanned="2" table:number-rows-spanned="1">
            <text:p>Right Eyes</text:p>
          </table:table-cell>
          <table:covered-table-cell table:style-name="ce51"/>
          <table:table-cell table:style-name="ce50"/>
          <table:table-cell table:style-name="ce51" table:number-columns-repeated="1012"/>
        </table:table-row>
        <table:table-row table:style-name="ro1">
          <table:table-cell table:style-name="ce45"/>
          <table:table-cell table:style-name="ce48"/>
          <table:table-cell table:style-name="ce45" office:value-type="string" calcext:value-type="string">
            <text:p>MAE</text:p>
          </table:table-cell>
          <table:table-cell table:style-name="ce45" office:value-type="string" calcext:value-type="string">
            <text:p>MAPE</text:p>
          </table:table-cell>
          <table:table-cell table:style-name="ce45" office:value-type="string" calcext:value-type="string">
            <text:p>MAE</text:p>
          </table:table-cell>
          <table:table-cell table:style-name="ce45" office:value-type="string" calcext:value-type="string">
            <text:p>MAPE</text:p>
          </table:table-cell>
          <table:table-cell table:style-name="ce48"/>
          <table:table-cell table:style-name="ce45" office:value-type="string" calcext:value-type="string">
            <text:p>MAE</text:p>
          </table:table-cell>
          <table:table-cell table:style-name="ce45" office:value-type="string" calcext:value-type="string">
            <text:p>MAPE</text:p>
          </table:table-cell>
          <table:table-cell table:style-name="ce45" office:value-type="string" calcext:value-type="string">
            <text:p>MAE</text:p>
          </table:table-cell>
          <table:table-cell table:style-name="ce45" office:value-type="string" calcext:value-type="string">
            <text:p>MAPE</text:p>
          </table:table-cell>
          <table:table-cell table:style-name="ce50"/>
          <table:table-cell table:style-name="ce52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style-name="ce47"/>
          <table:table-cell/>
          <table:table-cell table:style-name="ce30" table:number-columns-repeated="4"/>
          <table:table-cell/>
          <table:table-cell table:style-name="ce30" table:number-columns-repeated="4"/>
          <table:table-cell/>
          <table:table-cell table:style-name="ce30" table:number-columns-repeated="101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1:09:15.075908537</meta:creation-date>
    <dc:date>2024-09-17T11:12:39.729416158</dc:date>
    <meta:editing-duration>P2DT11H35M17S</meta:editing-duration>
    <meta:editing-cycles>311</meta:editing-cycles>
    <meta:generator>LibreOffice/7.3.7.2$Linux_X86_64 LibreOffice_project/30$Build-2</meta:generator>
    <meta:document-statistic meta:table-count="8" meta:cell-count="1905" meta:object-count="0"/>
  </office:meta>
</office:document-meta>
</file>